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style:tab-stops>
          <style:tab-stop style:position="3.5811in" style:type="center"/>
          <style:tab-stop style:position="7.2272in" style:type="right"/>
        </style:tab-stops>
      </style:paragraph-properties>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Standard">
      <style:text-properties fo:font-size="6pt" style:font-size-asian="6pt" style:font-size-complex="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tyle="normal" style:font-style-asian="normal" style:font-style-complex="normal"/>
    </style:style>
    <style:style style:name="P13" style:family="paragraph" style:parent-style-name="Preformatted_20_Text">
      <style:text-properties fo:font-style="normal" fo:font-weight="bold" style:font-style-asian="normal" style:font-weight-asian="bold" style:font-style-complex="normal" style:font-weight-complex="bold"/>
    </style:style>
    <style:style style:name="P14" style:family="paragraph" style:parent-style-name="Preformatted_20_Text">
      <style:text-properties fo:font-style="normal" fo:font-weight="normal" style:font-style-asian="normal" style:font-weight-asian="normal" style:font-style-complex="normal" style:font-weight-complex="normal"/>
    </style:style>
    <style:style style:name="P15" style:family="paragraph" style:parent-style-name="Preformatted_20_Text">
      <style:text-properties fo:color="#000000"/>
    </style:style>
    <style:style style:name="P16"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7"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8"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Preformatted_20_Text">
      <style:text-properties style:font-name="Courier New" fo:font-size="10pt" fo:font-style="normal" style:font-name-asian="Courier New" style:font-size-asian="10pt" style:font-style-asian="normal" style:font-name-complex="Courier New" style:font-size-complex="10pt" style:font-style-complex="normal"/>
    </style:style>
    <style:style style:name="P20" style:family="paragraph" style:parent-style-name="Preformatted_20_Text">
      <style:text-properties style:text-underline-style="none"/>
    </style:style>
    <style:style style:name="P21" style:family="paragraph" style:parent-style-name="Text_20_body">
      <style:text-properties fo:font-style="normal" style:font-style-asian="normal" style:font-style-complex="normal"/>
    </style:style>
    <style:style style:name="P22" style:family="paragraph" style:parent-style-name="Table_20_Contents">
      <style:paragraph-properties fo:margin-left="0in" fo:margin-right="0in" fo:text-indent="0in" style:auto-text-indent="false"/>
    </style:style>
    <style:style style:name="P23" style:family="paragraph" style:parent-style-name="Text_20_body">
      <style:paragraph-properties fo:break-before="page"/>
    </style:style>
    <style:style style:name="P24" style:family="paragraph" style:parent-style-name="Standard">
      <style:text-properties fo:font-size="6pt" style:font-size-asian="6pt" style:font-size-complex="6pt"/>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font-style="normal" style:font-style-asian="normal" style:font-style-complex="normal"/>
    </style:style>
    <style:style style:name="P28" style:family="paragraph" style:parent-style-name="Heading_20_2" style:master-page-name="">
      <style:paragraph-properties style:page-number="auto" fo:break-before="page"/>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Contents_20_1">
      <style:paragraph-properties>
        <style:tab-stops>
          <style:tab-stop style:position="6.2673in" style:type="right" style:leader-style="dotted" style:leader-text="."/>
        </style:tab-stops>
      </style:paragraph-properties>
    </style:style>
    <style:style style:name="P31" style:family="paragraph" style:parent-style-name="Contents_20_2">
      <style:paragraph-properties>
        <style:tab-stops>
          <style:tab-stop style:position="6.0673in" style:type="right" style:leader-style="dotted" style:leader-text="."/>
        </style:tab-stops>
      </style:paragraph-properties>
    </style:style>
    <style:style style:name="P32" style:family="paragraph" style:parent-style-name="Contents_20_3">
      <style:paragraph-properties>
        <style:tab-stops>
          <style:tab-stop style:position="5.8673in" style:type="right" style:leader-style="dotted" style:leader-text="."/>
        </style:tab-stops>
      </style:paragraph-properties>
    </style:style>
    <style:style style:name="P33" style:family="paragraph" style:parent-style-name="Preformatted_20_Text">
      <style:text-properties fo:font-style="normal" fo:font-weight="bold" style:font-style-asian="normal" style:font-weight-asian="bold" style:font-style-complex="normal" style:font-weight-complex="bold"/>
    </style:style>
    <style:style style:name="P34" style:family="paragraph" style:parent-style-name="Preformatted_20_Text">
      <style:text-properties fo:font-style="normal" style:font-style-asian="normal" style:font-style-complex="normal"/>
    </style:style>
    <style:style style:name="P3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6" style:family="paragraph" style:parent-style-name="Preformatted_20_Text">
      <style:text-properties fo:font-weight="bold" style:font-weight-asian="bold" style:font-weight-complex="bold"/>
    </style:style>
    <style:style style:name="P37"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text-underline-style="none"/>
    </style:style>
    <style:style style:name="T7" style:family="text">
      <style:text-properties fo:font-weight="bold" style:font-weight-asian="bold" style:font-weight-complex="bold"/>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10">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17/09/09</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text:name="Info 1">0.8</text:user-defined></text:p>
              </table:table-cell>
            </table:table-row>
          </table:table>
          <text:p text:style-name="Table"/>
        </draw:text-box>
      </draw:frame>
      <text:p text:style-name="Standard"/>
      <text:list xml:id="list33122728"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Document Control<text:tab/>2</text:p>
          <text:p text:style-name="P31"><text:s/>0.1. <text:s/>Table of Contents<text:tab/>2</text:p>
          <text:p text:style-name="P31"><text:s/>0.2. <text:s/>References<text:tab/>2</text:p>
          <text:p text:style-name="P31"><text:s/>0.3. <text:s/>Document History<text:tab/>3</text:p>
          <text:p text:style-name="P30"><text:s/>1. <text:s/>Introduction<text:tab/>4</text:p>
          <text:p text:style-name="P31"><text:s/>1.1. <text:s/>VDM<text:tab/>4</text:p>
          <text:p text:style-name="P30"><text:s/>2. <text:s/>Using VDMJ<text:tab/>5</text:p>
          <text:p text:style-name="P31"><text:s/>2.1. <text:s/>Starting VDMJ<text:tab/>5</text:p>
          <text:p text:style-name="P31"><text:s/>2.2. <text:s/>Parsing, Type Checking, and Proof Obligations<text:tab/>7</text:p>
          <text:p text:style-name="P31"><text:s/>2.3. <text:s/>The Interpreter<text:tab/>7</text:p>
          <text:p text:style-name="P32"><text:s/>2.3.1. <text:s/>Suppressing Runtime Checks<text:tab/>14</text:p>
          <text:p text:style-name="P31"><text:s/>2.4. <text:s/>Debugging<text:tab/>15</text:p>
          <text:p text:style-name="P32"><text:s/>2.4.1. <text:s/>Single-threaded Debugging<text:tab/>15</text:p>
          <text:p text:style-name="P32"><text:s/>2.4.2. <text:s/>Multi-threaded Debugging<text:tab/>18</text:p>
          <text:p text:style-name="P32"><text:s/>2.4.3. <text:s/>VICE Debugging and the VDMJC Client<text:tab/>20</text:p>
          <text:p text:style-name="P30"><text:s/>3. <text:s/>Combinatorial Testing<text:tab/>24</text:p>
          <text:p text:style-name="P30"><text:s/>4. <text:s/>Internationalization (I18N)<text:tab/>27</text:p>
          <text:p text:style-name="P30"><text:s/>5. <text:s/>Appendix A: The shmem Example<text:tab/>28</text:p>
          <text:p text:style-name="P30"><text:s/>6. <text:s/>Appendix B: Supported Character Sets<text:tab/>32</text:p>
        </text:index-body>
      </text:table-of-content>
      <text:list xml:id="list34279715" text:continue-numbering="true" text:style-name="Outline">
        <text:list-item>
          <text:list>
            <text:list-item>
              <text:h text:style-name="P26" text:outline-level="2">References</text:h>
            </text:list-item>
          </text:list>
        </text:list-item>
      </text:list>
      <text:list xml:id="list3313539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37">The VDMTools VDM++ Language Manual, http://www.vdmtools.jp/uploads/manuals/langmanpp_a4E.pdf</text:p>
        </text:list-item>
        <text:list-item>
          <text:p text:style-name="P37">Validated Designs for Object-oriented Systems, by John Fitzgerald et. al., <text:a xlink:type="simple" xlink:href="http://www.vdmbook.com/">http://www.vdmbook.com/</text:a></text:p>
        </text:list-item>
        <text:list-item>
          <text:p text:style-name="P37">User Manual for the Overture Combinatorial Testing Plug-in, by Peter Gorm Larsen and Kenneth Lausdahl.</text:p>
        </text:list-item>
      </text:list>
      <text:list xml:id="list34272519" text:continue-list="list34279715" text:style-name="Outline">
        <text:list-item>
          <text:list>
            <text:list-item>
              <text:h text:style-name="Heading_20_2" text:outline-level="2"><text:soft-page-break/>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2">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A1" office:value-type="string">
            <text:p text:style-name="Table_20_Contents"><text:modification-date style:data-style-name="N37">17/09/09</text:modification-date></text:p>
          </table:table-cell>
          <table:table-cell table:style-name="History.A1" office:value-type="string">
            <text:p text:style-name="Table_20_Contents">Added VICE changes and the VDMJC description.</text:p>
          </table:table-cell>
        </table:table-row>
      </table:table>
      <text:p text:style-name="Table"><text:span text:style-name="Caption_20_characters"/></text:p>
      <text:list xml:id="list34267122" text:continue-numbering="true" text:style-name="Outline">
        <text:list-item>
          <text:h text:style-name="Heading_20_1" text:outline-level="1">Introduction</text:h>
        </text:list-item>
      </text:list>
      <text:p text:style-name="Text_20_body">VDMJ provides computer based tool support for the VDM-SL, VDM++ and VICE specification languages, written in Java. The tool includes a parser, a type checker, an interpreter, a debugger and a proof obligation generator. It is a command line tool only.</text:p>
      <text:list xml:id="list34287034"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4267719"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1">$ java -jar vdmj-1.0.0.jar</text:p>
      <text:p text:style-name="Preformatted_20_Text">VDMJ: You must specify either -vdmsl, -vdmpp, -vdmrt or -overture</text:p>
      <text:p text:style-name="Preformatted_20_Text"/>
      <text:p text:style-name="Preformatted_20_Text">Usage: VDMJ &lt;-vdmsl | -vdmpp | -vdmrt | -overture&gt; [&lt;options&gt;] [&lt;files&gt;]</text:p>
      <text:p text:style-name="Preformatted_20_Text">-vdmsl: parse files as VDM-SL</text:p>
      <text:p text:style-name="Preformatted_20_Text">-vdmpp: parse files as VDM++</text:p>
      <text:p text:style-name="Preformatted_20_Text">-vdmrt: parse files as VICE</text:p>
      <text:p text:style-name="Preformatted_20_Text">-overture: parse files as VDM++ with Overture</text:p>
      <text:p text:style-name="Preformatted_20_Text">-w: suppress warning messages</text:p>
      <text:p text:style-name="Preformatted_20_Text">-q: suppress information messages</text:p>
      <text:p text:style-name="Preformatted_20_Text">-i: run the interpreter if successfully type checked</text:p>
      <text:p text:style-name="Preformatted_20_Text">-p: generate proof obligations and stop</text:p>
      <text:p text:style-name="Preformatted_20_Text">-e &lt;exp&gt;: evaluate &lt;exp&gt; and stop</text:p>
      <text:p text:style-name="Preformatted_20_Text">-c &lt;charset&gt;: select a file charset</text:p>
      <text:p text:style-name="Preformatted_20_Text">-t &lt;charset&gt;: select a console charset</text:p>
      <text:p text:style-name="Preformatted_20_Text">-o &lt;filename&gt;: saved type checked specification</text:p>
      <text:p text:style-name="Preformatted_20_Text">-pre: disable precondition checks</text:p>
      <text:p text:style-name="Preformatted_20_Text">-post: disable postcondition checks</text:p>
      <text:p text:style-name="Preformatted_20_Text">-inv: disable type/state invariant checks</text:p>
      <text:p text:style-name="Preformatted_20_Text">-dtc: disable all dynamic type checking</text:p>
      <text:p text:style-name="Preformatted_20_Text"/>
      <text:p text:style-name="Preformatted_20_Text"/>
      <text:p text:style-name="Text_20_body">Notice that the error indicates that the tool must be invoked with either the <text:span text:style-name="T1">-vdmsl, -vdmpp, -vdmrt</text:span><text:span text:style-name="T2"> or </text:span><text:span text:style-name="T1">-overture </text:span><text:span text:style-name="T2">option to indicate the VDM dialect and parser required. Using the Overture parser should produce identical results to </text:span><text:span text:style-name="T1">-vdmpp</text:span><text:span text:style-name="T2">, though it will be slower.</text:span></text:p>
      <text:p text:style-name="Text_20_body"><text:span text:style-name="T2">Normally, a specification will be loaded by identifying all of the VDM source files to include. At least one source file must be specified unless the </text:span><text:span text:style-name="T1">-i </text:span><text:span text:style-name="T2">option is used, in which case the interpreter can be started with no specification.</text:span></text:p>
      <text:p text:style-name="Text_20_body"><text:span text:style-name="T2">If no </text:span><text:span text:style-name="T1">-i </text:span><text:span text:style-name="T2">option is given, the tool will parse and type check the specification files only, giving any errors and warnings on standard output, then stop. <text:s/>Warnings can be suppressed with the </text:span><text:span text:style-name="T1">-w </text:span><text:span text:style-name="T2">option. The </text:span><text:span text:style-name="T1">-q </text:span><text:span text:style-name="T2">option can be used to suppress the various information messages printed (this doesn’t include errors and warnings).</text:span></text:p>
      <text:p text:style-name="Text_20_body"><text:span text:style-name="T2">The </text:span><text:span text:style-name="T1">-p </text:span><text:span text:style-name="T2">option will run the proof obligation generator and then stop, assuming the specification has no type checking errors.</text:span></text:p>
      <text:p text:style-name="Text_20_body"><text:span text:style-name="T2">For batch execution, the </text:span><text:span text:style-name="T1">-e </text:span><text:span text:style-name="T2">option can be used to identify a single expression to evaluate in the context of the loaded specification, assuming the specification has no type checking errors.</text:span></text:p>
      <text:p text:style-name="Text_20_body"><text:span text:style-name="T2">The </text:span><text:span text:style-name="T1">-c</text:span><text:span text:style-name="T2"> and </text:span><text:span text:style-name="T1">-t</text:span><text:span text:style-name="T2"> options allow the file and console character sets to be defined, respectively. This is to allow a specification written in languages other than the default for your system to be used (see section 3).</text:span></text:p>
      <text:p text:style-name="Text_20_body"><text:span text:style-name="T2">The </text:span><text:span text:style-name="T1">-o </text:span><text:span text:style-name="T2">option allows a parsed and type checked specification to be saved to a file. Such files are effectively libraries, and can be can be re-loaded without the parsing/checking overhead.</text:span></text:p>
      <text:p text:style-name="Text_20_body"><text:span text:style-name="T2">The </text:span><text:span text:style-name="T1">-pre, -post, -inv </text:span><text:span text:style-name="T2">and </text:span><text:span text:style-name="T1">-dtc </text:span><text:span text:style-name="T2">options can be used to disable precondition, postcondition, invariant and dynamic type checking, respectively. By default, all these checks are performed.</text:span></text:p>
      <text:p text:style-name="P21"/>
      <text:p text:style-name="P23"><text:span text:style-name="T2">If </text:span><text:span text:style-name="T1">flat.def </text:span><text:span text:style-name="T2">contains a simple VDM-SL specification of the factorial function, called “f”, the following illustrate ways to test the specification, with user input shown in </text:span><text:span text:style-name="T3">bold</text:span><text:span text:style-name="T2">:</text:span></text:p>
      <text:p text:style-name="P12"/>
      <text:p text:style-name="P13">$ cat flat.def</text:p>
      <text:p text:style-name="P12"/>
      <text:p text:style-name="P12">functions</text:p>
      <text:p text:style-name="P12"/>
      <text:p text:style-name="P12">f: int -&gt; int</text:p>
      <text:p text:style-name="P12"><text:s text:c="4"/>f(a) == if a &lt; 2 then 1 else a * f(a-1)</text:p>
      <text:p text:style-name="P12"><text:s text:c="4"/>pre a &gt; 0</text:p>
      <text:p text:style-name="P12"/>
      <text:p text:style-name="P12"/>
      <text:p text:style-name="P13">$ java -jar vdmj-1.0.0.jar -vdmsl flat.def</text:p>
      <text:p text:style-name="P12">Parsed 1 module in 0.202 secs. No syntax errors</text:p>
      <text:p text:style-name="P12">Warning 5012: Recursive function has no measure in (flat.def) at line 3:1</text:p>
      <text:p text:style-name="P12">Type checked 1 module in 0.016 secs. No type errors and 1 warning</text:p>
      <text:p text:style-name="P12"/>
      <text:p text:style-name="P12"/>
      <text:p text:style-name="P13">$ java -jar vdmj-1.0.0.jar -vdmsl -q -w flat.def</text:p>
      <text:p text:style-name="P12">&lt;quiet!&gt;</text:p>
      <text:p text:style-name="P12"/>
      <text:p text:style-name="P12"/>
      <text:p text:style-name="P13">$ java -jar vdmj-1.0.0.jar -vdmsl -w -e "f(10)" flat.def</text:p>
      <text:p text:style-name="P12">Parsed 1 module in 0.28 secs. No syntax errors</text:p>
      <text:p text:style-name="P12">Type checked 1 module in 0.031 secs. No type errors, suppressed 1 warning</text:p>
      <text:p text:style-name="P12">Initialized 1 module in 0.031 secs. </text:p>
      <text:p text:style-name="P12">3628800</text:p>
      <text:p text:style-name="P12">Bye</text:p>
      <text:p text:style-name="P12"/>
      <text:p text:style-name="P12"/>
      <text:p text:style-name="P13">$ java -jar vdmj-1.0.0.jar -vdmsl -e "f(10)" -q -w flat.def</text:p>
      <text:p text:style-name="P12">3628800</text:p>
      <text:p text:style-name="P12"/>
      <text:p text:style-name="P12"/>
      <text:p text:style-name="P13">$ java -jar vdmj-1.0.0.jar -vdmsl -i -w flat.def</text:p>
      <text:p text:style-name="P12">Parsed 1 module in 0.202 secs. No syntax errors</text:p>
      <text:p text:style-name="P12">Type checked 1 module in 0.016 secs. No type errors, suppressed 1 warning</text:p>
      <text:p text:style-name="P12">Initialized 1 module in 0.031 secs. </text:p>
      <text:p text:style-name="P12">Interpreter started</text:p>
      <text:p text:style-name="P13">&gt; print f(10)</text:p>
      <text:p text:style-name="P12">= 3628800</text:p>
      <text:p text:style-name="P12">Executed in 0.0 secs. </text:p>
      <text:p text:style-name="P13">&gt; quit</text:p>
      <text:p text:style-name="P12">Bye</text:p>
      <text:p text:style-name="P12"/>
      <text:p text:style-name="P12"/>
      <text:p text:style-name="P13">$ java -jar vdmj-1.0.0.jar -vdmsl -p -w flat.def</text:p>
      <text:p text:style-name="P12">Parsed 1 module in 0.218 secs. No syntax errors</text:p>
      <text:p text:style-name="P12">Type checked 1 module in 0.015 secs. No type errors, suppressed 1 warning</text:p>
      <text:p text:style-name="P12">Generated 1 proof obligation:</text:p>
      <text:p text:style-name="P12"/>
      <text:p text:style-name="P12">Proof Obligation 1:</text:p>
      <text:p text:style-name="P12">f: function apply obligation in 'DEFAULT1' (flat.def) at line 4:38</text:p>
      <text:p text:style-name="P12">(forall a:int &amp; (a &gt; 0) =&gt;</text:p>
      <text:p text:style-name="P12"><text:s text:c="2"/>(not (a &lt; 2) =&gt; </text:p>
      <text:p text:style-name="P12"><text:s text:c="4"/>pre_f((a - 1))))</text:p>
      <text:p text:style-name="P12"/>
      <text:p text:style-name="P12"/>
      <text:p text:style-name="P12"><text:span text:style-name="T7">$ java -jar vdmj-1.0.0.jar -vdmsl -w -e "f(0)" -w flat.def</text:span> </text:p>
      <text:p text:style-name="P12">Parsed 1 module in 0.203 secs. No syntax errors</text:p>
      <text:p text:style-name="P12">Type checked 1 module in 0.015 secs. No type errors, suppressed 1 warning</text:p>
      <text:p text:style-name="P12">Initialized 1 module in 0.016 secs. </text:p>
      <text:p text:style-name="P12">Execution: Error 4055: Precondition failure: pre_f in (flat.def) at line 5:11</text:p>
      <text:p text:style-name="P12"><text:soft-page-break/><text:s text:c="8"/>a = 0</text:p>
      <text:p text:style-name="P12"><text:s text:c="8"/>f = (int -&gt; int)</text:p>
      <text:p text:style-name="P12"><text:s text:c="8"/>pre_f = (int +&gt; bool)</text:p>
      <text:p text:style-name="P12">In root context of f(a) in 'DEFAULT1' (console) at line 1:1</text:p>
      <text:p text:style-name="P12">In root context of interpreter in 'DEFAULT1' (flat.def) at line 3:1</text:p>
      <text:p text:style-name="P12">In root context of global environment</text:p>
      <text:p text:style-name="P12">Bye</text:p>
      <text:p text:style-name="P12"/>
      <text:p text:style-name="P12"/>
      <text:p text:style-name="P12"><text:span text:style-name="T7">$ java -jar vdmj-1.0.0.jar -vdmsl -w -pre -e "f(0)" -w flat.def</text:span> </text:p>
      <text:p text:style-name="P12">Parsed 1 module in 0.218 secs. No syntax errors</text:p>
      <text:p text:style-name="P12">Type checked 1 module in 0.016 secs. No type errors, suppressed 1 warning</text:p>
      <text:p text:style-name="P12">Initialized 1 module in 0.015 secs. </text:p>
      <text:p text:style-name="P12">1</text:p>
      <text:p text:style-name="P12">Bye</text:p>
      <text:p text:style-name="P12">$</text:p>
      <text:p text:style-name="P12"/>
      <text:p text:style-name="P12">$ <text:span text:style-name="T7">java -jar vdmj-1.0.0.jar -vdmsl -w -o flat.lib flat.def</text:span></text:p>
      <text:p text:style-name="P12">Parsed 1 module in 0.203 secs. No syntax errors</text:p>
      <text:p text:style-name="P12">Type checked 1 module in 0.016 secs. No type errors, suppressed 1 warning</text:p>
      <text:p text:style-name="P12">Saved 1 module to flat.lib in 0.093 secs.</text:p>
      <text:p text:style-name="P12">$</text:p>
      <text:p text:style-name="P12"/>
      <text:p text:style-name="P12">$ <text:span text:style-name="T7">java -jar vdmj-1.0.0.jar -vdmsl flat.lib -e "f(10)"</text:span></text:p>
      <text:p text:style-name="P12">Loaded 1 module from flat.lib in 0.187 secs</text:p>
      <text:p text:style-name="P12">Initialized 1 module in 0.0 secs. </text:p>
      <text:p text:style-name="P12">3628800</text:p>
      <text:p text:style-name="P12">Bye</text:p>
      <text:p text:style-name="P12"/>
      <text:list xml:id="list34262691" text:continue-numbering="true" text:style-name="Outline">
        <text:list-item>
          <text:list>
            <text:list-item>
              <text:h text:style-name="P27"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2">All warnings and error messages are printed on standard output, even with the </text:span><text:span text:style-name="T1">-q </text:span><text:span text:style-name="T2">option.</text:span></text:p>
      <text:p text:style-name="P21">A source file may contain VDM embedded in a LaTeX file; the markup is ignored by the parser, though reported line numbers will be correct.</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4275463" text:continue-numbering="true" text:style-name="Outline">
        <text:list-item>
          <text:list>
            <text:list-item>
              <text:h text:style-name="P27" text:outline-level="2">The Interpreter</text:h>
            </text:list-item>
          </text:list>
        </text:list-item>
      </text:list>
      <text:p text:style-name="Text_20_body"><text:span text:style-name="T2">Assuming a specification does not contain any parse or type checking errors, the interpreter can be </text:span><text:span text:style-name="T2">started by using the </text:span><text:span text:style-name="T1">-i </text:span><text:span text:style-name="T2">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2"/>
      <text:p text:style-name="P13">$ java -jar vdmj-1.0.0.jar -vdmsl -i shmem.vdm</text:p>
      <text:p text:style-name="P12">Parsed 1 module in 0.266 secs. No syntax errors</text:p>
      <text:p text:style-name="P12">Type checked in 0.047 secs. No type errors</text:p>
      <text:p text:style-name="P12">Interpreter started</text:p>
      <text:p text:style-name="P12"/>
      <text:p text:style-name="P13">&gt; help</text:p>
      <text:p text:style-name="P12">modules - list the loaded module names</text:p>
      <text:p text:style-name="P12"><text:soft-page-break/>default &lt;module&gt; - set the default module name</text:p>
      <text:p text:style-name="P12">state - show the default module state</text:p>
      <text:p text:style-name="P12">print &lt;expression&gt; - evaluate expression</text:p>
      <text:p text:style-name="P12">assert &lt;file&gt; - run assertions from a file</text:p>
      <text:p text:style-name="P12">init - re-initialize the global environment</text:p>
      <text:p text:style-name="P12">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
      <text:p text:style-name="P13">&gt; modules</text:p>
      <text:p text:style-name="P12">M (default)</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state</text:p>
      <text:p text:style-name="P12">M`Q4 = [mk_M(&lt;FREE&gt;, 0, 9999)]</text:p>
      <text:p text:style-name="Preformatted_20_Text"><text:span text:style-name="T2">M`rseed = </text:span><text:span text:style-name="T5">566044643</text:span></text:p>
      <text:p text:style-name="Preformatted_20_Text"><text:span text:style-name="T2">M`Memory = mk_Memory(</text:span><text:span text:style-name="T5">566044643</text:span><text:span text:style-name="T2">, [mk_M(&lt;FREE&gt;, 0, 9999)], [mk_M(&lt;FREE&gt;, 0, 9999)])</text:span></text:p>
      <text:p text:style-name="P12">M`Q3 = [mk_M(&lt;FREE&gt;, 0, 9999)]</text:p>
      <text:p text:style-name="P12"/>
      <text:p text:style-name="P13">&gt; init</text:p>
      <text:p text:style-name="P12">Global context initialized</text:p>
      <text:p text:style-name="P12"/>
      <text:p text:style-name="P13">&gt; state</text:p>
      <text:p text:style-name="P12">M`Q4 = [mk_M(&lt;FREE&gt;, 0, 9999)]</text:p>
      <text:p text:style-name="P12">M`rseed = 87654321</text:p>
      <text:p text:style-name="P12">M`Memory = mk_Memory(87654321, [mk_M(&lt;FREE&gt;, 0, 9999)], [mk_M(&lt;FREE&gt;, 0, 9999)])</text:p>
      <text:p text:style-name="P12">M`Q3 = [mk_M(&lt;FREE&gt;, 0, 9999)]</text:p>
      <text:p text:style-name="P12"/>
      <text:p text:style-name="P13">&gt; print rand(100)</text:p>
      <text:p text:style-name="P12">= 71</text:p>
      <text:p text:style-name="P12">Executed in 0.0 secs. </text:p>
      <text:p text:style-name="P12"/>
      <text:p text:style-name="P13">&gt; print rand(100)</text:p>
      <text:p text:style-name="P12">= 44</text:p>
      <text:p text:style-name="P12">Executed in 0.0 secs. </text:p>
      <text:p text:style-name="P12"/>
      <text:p text:style-name="P13">&gt; env</text:p>
      <text:p text:style-name="P12">M`fragments = (M`Quadrant -&gt; nat)</text:p>
      <text:p text:style-name="P12">M`combine = (M`Quadrant -&gt; M`Quadrant)</text:p>
      <text:p text:style-name="P12"><text:soft-page-break/>M`tryBest = (nat ==&gt; nat)</text:p>
      <text:p text:style-name="P12">M`seed = (nat1 ==&gt; ())</text:p>
      <text:p text:style-name="P12">M`reset = (() ==&gt; ())</text:p>
      <text:p text:style-name="P12">M`bestfit = (nat1 * M`Quadrant -&gt; nat1)</text:p>
      <text:p text:style-name="P12">M`add = (nat1 * nat1 * M`Quadrant -&gt; M`Quadrant)</text:p>
      <text:p text:style-name="P12">M`firstFit = (nat1 ==&gt; bool)</text:p>
      <text:p text:style-name="P12">M`rand = (nat1 ==&gt; nat1)</text:p>
      <text:p text:style-name="P12">M`tryFirst = (nat ==&gt; nat)</text:p>
      <text:p text:style-name="P12">M`main = (nat1 * nat1 ==&gt; seq of (&lt;SAME&gt; | &lt;BEST&gt; | &lt;FIRST&gt;))</text:p>
      <text:p text:style-name="P12">M`MAXMEM = 10000</text:p>
      <text:p text:style-name="P12">M`delete = (M`M * M`Quadrant -&gt; M`Quadrant)</text:p>
      <text:p text:style-name="P12">M`inv_M = (M`M +&gt; bool)</text:p>
      <text:p text:style-name="P12">M`CHUNK = 100</text:p>
      <text:p text:style-name="P12">M`bestFit = (nat1 ==&gt; bool)</text:p>
      <text:p text:style-name="P12">M`least = (nat1 * nat1 -&gt; nat1)</text:p>
      <text:p text:style-name="P12">M`fits = (nat1 * M`Quadrant -&gt; nat1)</text:p>
      <text:p text:style-name="P12">M`init_Memory = (M`Memory +&gt; bool)</text:p>
      <text:p text:style-name="P12">M`pre_add = (nat1 * nat1 * M`Quadrant +&gt; bool)</text:p>
      <text:p text:style-name="P12"/>
      <text:p text:style-name="P13">&gt; pog</text:p>
      <text:p text:style-name="P12">Generated 36 proof obligations:</text:p>
      <text:p text:style-name="P12"/>
      <text:p text:style-name="P12">Proof Obligation 1:</text:p>
      <text:p text:style-name="P12">M`fits: cases exhaustive obligation in 'M' (shmem.vdm) at line 40:5</text:p>
      <text:p text:style-name="P12">(forall size:nat1, Q:Quadrant &amp;</text:p>
      <text:p text:style-name="P12"><text:s text:c="2"/>Q = [] or Q = [h] ^ tail)</text:p>
      <text:p text:style-name="P12"/>
      <text:p text:style-name="P12">...</text:p>
      <text:p text:style-name="P12"/>
      <text:p text:style-name="P12">Proof Obligation 35:</text:p>
      <text:p text:style-name="P12">M`tryBest: sequence apply obligation in 'M' (shmem.vdm) at line 176:27</text:p>
      <text:p text:style-name="P12">rand((len Q4)) in set inds Q4</text:p>
      <text:p text:style-name="P12"/>
      <text:p text:style-name="P12">Proof Obligation 36:</text:p>
      <text:p text:style-name="P12">M`tryBest: subtype obligation in 'M' (shmem.vdm) at line 166:1</text:p>
      <text:p text:style-name="P12">RESULT &gt;= 0</text:p>
      <text:p text:style-name="P12"/>
      <text:p text:style-name="P12">&gt; </text:p>
      <text:p text:style-name="P12"/>
      <text:p text:style-name="P12"/>
      <text:p text:style-name="Text_20_body"><text:span text:style-name="T2">This example shows a VDM-SL specification called </text:span><text:span text:style-name="T1">shmem.vdm </text:span><text:span text:style-name="T2">being loaded. <text:s/>The </text:span><text:span text:style-name="T1">help </text:span><text:span text:style-name="T2">command lists the interpreter commands available. <text:s/>Note that several of them regard the setting of breakpoints, which is covered in the next section.</text:span></text:p>
      <text:p text:style-name="Text_20_body"><text:span text:style-name="T2">The </text:span><text:span text:style-name="T1">modules </text:span><text:span text:style-name="T2">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2">rather than </text:span><text:span text:style-name="T1">print M`xyz</text:span><text:span text:style-name="T2">). <text:s/>The default module can be changed with the </text:span><text:span text:style-name="T1">default </text:span><text:span text:style-name="T2">command.</text:span></text:p>
      <text:p text:style-name="Text_20_body"><text:span text:style-name="T2">The </text:span><text:span text:style-name="T1">state </text:span><text:span text:style-name="T2">command lists the content of the default module’s state. <text:s/>This can be changed by </text:span><text:span text:style-name="T2">operations, as can be seen by the two calls to </text:span><text:span text:style-name="T1">rand </text:span><text:span text:style-name="T2">which change the </text:span><text:span text:style-name="T1">rseed </text:span><text:span text:style-name="T2">value in the state (a pseudo-random number generator). The </text:span><text:span text:style-name="T1">init </text:span><text:span text:style-name="T2">command will re-initialize the state to its original value, illustrated by the fact that two subsequent calls to </text:span><text:span text:style-name="T1">rand </text:span><text:span text:style-name="T2">return the same results as the first two did.</text:span></text:p>
      <text:p text:style-name="Text_20_body"><text:span text:style-name="T2">The </text:span><text:span text:style-name="T1">print </text:span><text:span text:style-name="T2">command can be used to evaluate any expression.</text:span></text:p>
      <text:p text:style-name="Text_20_body"><text:span text:style-name="T2">The </text:span><text:span text:style-name="T1">env </text:span><text:span text:style-name="T2">command lists all the values in the global environment of the default module. <text:s/>This shows the </text:span><text:span text:style-name="T2">functions, operations and constant values defined in the module. <text:s/>Note that it includes invariant, initialization and pre/postcondition functions.</text:span></text:p>
      <text:p text:style-name="Text_20_body"><text:span text:style-name="T2">The </text:span><text:span text:style-name="T1">pog </text:span><text:span text:style-name="T2">command (proof obligation generator) generates a list of proof obligations for the </text:span><text:span text:style-name="T2">specification.</text:span></text:p>
      <text:p text:style-name="Text_20_body"><text:span text:style-name="T2">The </text:span><text:span text:style-name="T1">assert </text:span><text:span text:style-name="T2">command (illustrated below) can take a list of assertions from a file, and execute each of them in turn, raising an error for any assertion which is false. <text:s/>The assertions in the file must be simple </text:span><text:span text:style-name="T2">boolean expressions, one per line:</text:span></text:p>
      <text:p text:style-name="P12"><text:soft-page-break/></text:p>
      <text:p text:style-name="Preformatted_20_Text"><text:span text:style-name="T3">$ cat rand.assertions</text:span><text:span text:style-name="T2"> </text:span></text:p>
      <text:p text:style-name="P12">rand(100) = 71</text:p>
      <text:p text:style-name="P12">rand(100) = 44</text:p>
      <text:p text:style-name="P12">$ </text:p>
      <text:p text:style-name="P12"><text:s text:c="2"/></text:p>
      <text:p text:style-name="P13">$ java -jar vdmj-1.0.0.jar -vdmsl -i shmem.vdm</text:p>
      <text:p text:style-name="P12">Parsed 1 module in 0.297 secs. No syntax errors</text:p>
      <text:p text:style-name="P12">Type checked in 0.031 secs. No type errors</text:p>
      <text:p text:style-name="P12">Interpreter started</text:p>
      <text:p text:style-name="P13">&gt; assert rand.assertions</text:p>
      <text:p text:style-name="P12">PASSED all 2 assertions from rand.assertions</text:p>
      <text:p text:style-name="P13">&gt; assert rand.assertions </text:p>
      <text:p text:style-name="P12">FAILED: rand(100) = 71</text:p>
      <text:p text:style-name="P12">FAILED: rand(100) = 44</text:p>
      <text:p text:style-name="P12">FAILED 2 and passed 0 assertions from rand.assertions</text:p>
      <text:p text:style-name="P13">&gt; init</text:p>
      <text:p text:style-name="P12">Global context initialized</text:p>
      <text:p text:style-name="P13">&gt; assert rand.assertions</text:p>
      <text:p text:style-name="P12">PASSED all 2 assertions from rand.assertions</text:p>
      <text:p text:style-name="P13">&gt; quit</text:p>
      <text:p text:style-name="P12">bye</text:p>
      <text:p text:style-name="P12">$ </text:p>
      <text:p text:style-name="P21"/>
      <text:p text:style-name="Text_20_body"><text:span text:style-name="T2">The example is an assertion file which states that the first and second invocations of the </text:span><text:span text:style-name="T1">rand </text:span><text:span text:style-name="T2">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2">command resets the state, so the assertions work correctly again.</text:span></text:p>
      <text:p text:style-name="Text_20_body"><text:span text:style-name="T2">The </text:span><text:span text:style-name="T1">files </text:span><text:span text:style-name="T2">command will list the file names that comprise the current loaded specification. The </text:span><text:span text:style-name="T1">reload </text:span><text:span text:style-name="T2">command will re-parse and check the specification files currently loaded. The </text:span><text:span text:style-name="T1">load </text:span><text:span text:style-name="T2">command will replace the currently loaded specification with a new set of files. Note that if there are any errors in the parse or type check of the files, the interpreter will exit after </text:span><text:span text:style-name="T1">reload </text:span><text:span text:style-name="T2">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7">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7">&gt; </text:p>
      <text:p text:style-name="P18"/>
      <text:p text:style-name="P18"/>
      <text:p text:style-name="P21">Most of the interpreter commands for a VDM++ specification are the same as for VDM-SL, with the following differences:</text:p>
      <text:p text:style-name="P12"/>
      <text:p text:style-name="P13">$ java -jar vdmj-1.0.0.jar -vdmpp -i</text:p>
      <text:p text:style-name="P12">Interpreter started</text:p>
      <text:p text:style-name="P13">&gt; help</text:p>
      <text:p text:style-name="P12">classes - list the loaded class names</text:p>
      <text:p text:style-name="P12">default &lt;class&gt; - set the default class name</text:p>
      <text:p text:style-name="P12">create &lt;id&gt; := &lt;exp&gt; - create a named variable</text:p>
      <text:p text:style-name="P12">print &lt;expression&gt; - evaluate expression</text:p>
      <text:p text:style-name="P12">assert &lt;file&gt; - run assertions from a file</text:p>
      <text:p text:style-name="P12">init - re-initialize the global environment</text:p>
      <text:p text:style-name="P12"><text:soft-page-break/>env - list the global symbols in the default environment</text:p>
      <text:p text:style-name="P12">pog - generate a list of proof obligations</text:p>
      <text:p text:style-name="P12">break [&lt;file&gt;:]&lt;line#&gt; [&lt;condition&gt;] - create a breakpoint</text:p>
      <text:p text:style-name="P12">break &lt;function/operation&gt; [&lt;condition&gt;] - create a breakpoint</text:p>
      <text:p text:style-name="P12">trace [&lt;file&gt;:]&lt;line#&gt; [&lt;exp&gt;] - create a tracepoint</text:p>
      <text:p text:style-name="P12">trace &lt;function/operation&gt; [&lt;exp&gt;] - create a tracepoint</text:p>
      <text:p text:style-name="P12">remove &lt;breakpoint#&gt; - remove a trace/breakpoint</text:p>
      <text:p text:style-name="P12">list - list breakpoints</text:p>
      <text:p text:style-name="P12">coverage [&lt;file&gt;|clear] - display/clear file line coverage</text:p>
      <text:p text:style-name="P12">files - list files in the current specification</text:p>
      <text:p text:style-name="Preformatted_20_Text">reload - reload the current specification files</text:p>
      <text:p text:style-name="P17">load &lt;files&gt; - replace current loaded specification files</text:p>
      <text:p text:style-name="Preformatted_20_Text">quit - leave the interpreter</text:p>
      <text:p text:style-name="P12">&gt; </text:p>
      <text:p text:style-name="P12"/>
      <text:p text:style-name="P12"/>
      <text:p text:style-name="Text_20_body"><text:span text:style-name="T2">The </text:span><text:span text:style-name="T1">classes </text:span><text:span text:style-name="T2">command replaces the </text:span><text:span text:style-name="T1">modules</text:span><text:span text:style-name="T2"> command, but is similar in that it lists the names of the classes loaded, identifying the default. <text:s/>The </text:span><text:span text:style-name="T1">default </text:span><text:span text:style-name="T2">command is used to change the default class. <text:s/>There is no </text:span><text:span text:style-name="T1">state </text:span><text:span text:style-name="T2">command because VDM++ objects contain state within instances of themselves as instance variables. <text:s/>The state values for any object can be printed with the </text:span><text:span text:style-name="T1">print </text:span><text:span text:style-name="T2">command. <text:s/>The </text:span><text:span text:style-name="T1">init </text:span><text:span text:style-name="T2">and </text:span><text:span text:style-name="T1">env </text:span><text:span text:style-name="T2">commands do the same thing, re-initializing static class members and printing the names and </text:span><text:span text:style-name="T2">types of public static values accessing from the global context. The </text:span><text:span text:style-name="T1">create </text:span><text:span text:style-name="T2">command can be used to create a new (synthetic) public static of a given name, which can then be used in further evaluations.</text:span></text:p>
      <text:p text:style-name="P21">The following example illustrates:</text:p>
      <text:p text:style-name="P12"/>
      <text:p text:style-name="P13">$ cat test.vpp</text:p>
      <text:p text:style-name="P12">class A</text:p>
      <text:p text:style-name="P12"/>
      <text:p text:style-name="P12">instance variables</text:p>
      <text:p text:style-name="P12"><text:s text:c="2"/>si:int;</text:p>
      <text:p text:style-name="P12"><text:s text:c="2"/>sj:int;</text:p>
      <text:p text:style-name="P12"><text:s text:c="2"/>public static sk:int := 123;</text:p>
      <text:p text:style-name="P12"/>
      <text:p text:style-name="P12">operations</text:p>
      <text:p text:style-name="P12"/>
      <text:p text:style-name="P12">public op: int * int ==&gt; int</text:p>
      <text:p text:style-name="P12"><text:s text:c="2"/>op(i, j) ==</text:p>
      <text:p text:style-name="P12"><text:s text:c="2"/>( si := i;</text:p>
      <text:p text:style-name="P12"><text:s text:c="4"/>sj := j;</text:p>
      <text:p text:style-name="P12"><text:s text:c="4"/>sk := i + j;</text:p>
      <text:p text:style-name="P12"><text:s text:c="4"/>return sk;</text:p>
      <text:p text:style-name="P12"><text:s text:c="2"/>);</text:p>
      <text:p text:style-name="P12"/>
      <text:p text:style-name="P12">public static test: () ==&gt; int</text:p>
      <text:p text:style-name="P12"><text:s text:c="4"/>test() == let a = new A() in a.op(1, 2);</text:p>
      <text:p text:style-name="P12"/>
      <text:p text:style-name="P12">end A</text:p>
      <text:p text:style-name="P12"/>
      <text:p text:style-name="P12"/>
      <text:p text:style-name="P13">$ java -jar vdmj-1.0.0.jar -vdmpp -i test.vpp</text:p>
      <text:p text:style-name="Preformatted_20_Text">Parsed 1 class in 0.281 secs. No syntax errors</text:p>
      <text:p text:style-name="Preformatted_20_Text">Warning 5001: variable is not initialized: si in 'A' (test.vpp) at line 4:3</text:p>
      <text:p text:style-name="Preformatted_20_Text">Warning 5001: variable is not initialized: sj in 'A' (test.vpp) at line 5:3</text:p>
      <text:p text:style-name="Preformatted_20_Text">Type checked 1 class in 0.016 secs. No type errors and 2 warnings</text:p>
      <text:p text:style-name="Preformatted_20_Text">Initialized 1 class in 0.015 secs. </text:p>
      <text:p text:style-name="Preformatted_20_Text">Interpreter started</text:p>
      <text:p text:style-name="Preformatted_20_Text"/>
      <text:p text:style-name="P11">&gt; classes</text:p>
      <text:p text:style-name="Preformatted_20_Text">A (default)</text:p>
      <text:p text:style-name="P11">&gt; state</text:p>
      <text:p text:style-name="Preformatted_20_Text">Command not available in this context</text:p>
      <text:p text:style-name="P11">&gt; p new A()</text:p>
      <text:p text:style-name="Preformatted_20_Text">= A{#1, si:=undefined, sj:=undefined, sk:=123}</text:p>
      <text:p text:style-name="Preformatted_20_Text">Executed in 0.016 secs. </text:p>
      <text:p text:style-name="P11"><text:soft-page-break/>&gt; env</text:p>
      <text:p text:style-name="Preformatted_20_Text">test() = (() ==&gt; int)</text:p>
      <text:p text:style-name="Preformatted_20_Text">sk = 123</text:p>
      <text:p text:style-name="P11">&gt; print test()</text:p>
      <text:p text:style-name="Preformatted_20_Text">= 3</text:p>
      <text:p text:style-name="Preformatted_20_Text">Executed in 0.0 secs. </text:p>
      <text:p text:style-name="P11">&gt; env</text:p>
      <text:p text:style-name="Preformatted_20_Text">test() = (() ==&gt; int)</text:p>
      <text:p text:style-name="Preformatted_20_Text">sk = 3</text:p>
      <text:p text:style-name="P11">&gt; p new A().op(123,456)</text:p>
      <text:p text:style-name="Preformatted_20_Text">= 579</text:p>
      <text:p text:style-name="Preformatted_20_Text">Executed in 0.0 secs. </text:p>
      <text:p text:style-name="P11">&gt; env</text:p>
      <text:p text:style-name="Preformatted_20_Text">test() = (() ==&gt; int)</text:p>
      <text:p text:style-name="Preformatted_20_Text">sk = 579</text:p>
      <text:p text:style-name="P11">&gt; create a := new A()</text:p>
      <text:p text:style-name="P11"><text:span text:style-name="T4">&gt; </text:span>env</text:p>
      <text:p text:style-name="Preformatted_20_Text">test() = (() ==&gt; int)</text:p>
      <text:p text:style-name="Preformatted_20_Text">sk = 579</text:p>
      <text:p text:style-name="Preformatted_20_Text">a = A{#4, si:=undefined, sj:=undefined, sk:=579}</text:p>
      <text:p text:style-name="P11">&gt; p a.op(111,222)</text:p>
      <text:p text:style-name="Preformatted_20_Text">= 333</text:p>
      <text:p text:style-name="Preformatted_20_Text">Executed in 0.0 secs. </text:p>
      <text:p text:style-name="P11">&gt; env</text:p>
      <text:p text:style-name="Preformatted_20_Text">test() = (() ==&gt; int)</text:p>
      <text:p text:style-name="Preformatted_20_Text">sk = 333</text:p>
      <text:p text:style-name="Preformatted_20_Text">a = A{#4, si:=111, sj:=222, sk:=333}</text:p>
      <text:p text:style-name="P11">&gt; quit</text:p>
      <text:p text:style-name="Preformatted_20_Text">Bye</text:p>
      <text:p text:style-name="P12"/>
      <text:p text:style-name="Text_20_body"><text:span text:style-name="T2">Executing a specification written in the VICE dialect is essentially the same as with VDM++. There is one additional command, </text:span><text:span text:style-name="T1">log</text:span><text:span text:style-name="T2">, which is used to indicate where real-time events from the interpreter should be sent:</text:span></text:p>
      <text:p text:style-name="P13"/>
      <text:p text:style-name="P13">&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2"/>
      <text:p text:style-name="Text_20_body"><text:span text:style-name="T2">By default, event logging is turned off. But logging can be enabled to the console by using </text:span><text:span text:style-name="T1">log </text:span><text:span text:style-name="T2">with no arguments, or to a file using </text:span><text:span text:style-name="T1">log &lt;filename&gt;</text:span><text:span text:style-name="T2">. Logging can subsequently be turned off again by using </text:span><text:span text:style-name="T1">log off</text:span><text:span text:style-name="T2">. For example, the following can be used to see the real time events for the initialization of a VICE specification:</text:span></text:p>
      <text:p text:style-name="P13"/>
      <text:p text:style-name="P13">&gt; log</text:p>
      <text:p text:style-name="Preformatted_20_Text">RT events now logged to the console</text:p>
      <text:p text:style-name="Preformatted_20_Text"/>
      <text:p text:style-name="P11">&gt; init</text:p>
      <text:p text:style-name="Preformatted_20_Text">Cleared all coverage information</text:p>
      <text:p text:style-name="Preformatted_20_Text">ThreadCreate -&gt; id: 1 period: false <text:s/>objref: nil clnm: nil cpunm: 0 time: 0</text:p>
      <text:p text:style-name="Preformatted_20_Text">ThreadSwapIn -&gt; id: 1 objref: nil clnm: nil cpunm: 0 overhead: 0 time: 2</text:p>
      <text:p text:style-name="Preformatted_20_Text">CPUdecl -&gt; id: 1 expl: true sys: "SYS" name: "cpu1"</text:p>
      <text:p text:style-name="Preformatted_20_Text">CPUdecl -&gt; id: 2 expl: true sys: "SYS" name: "cpu2"</text:p>
      <text:p text:style-name="Preformatted_20_Text">DeployObj -&gt; objref: 9 name: "Test object one" clnm: "A" cpunm: 1 time: 2</text:p>
      <text:p text:style-name="Preformatted_20_Text">DeployObj -&gt; objref: 10 name: "Test object two" clnm: "A" cpunm: 2 time: 2</text:p>
      <text:p text:style-name="Preformatted_20_Text">Global context initialized</text:p>
      <text:p text:style-name="Preformatted_20_Text"/>
      <text:p text:style-name="P11">&gt; log off</text:p>
      <text:p text:style-name="Preformatted_20_Text">RT event logging disabled</text:p>
      <text:p text:style-name="P17"><text:s/></text:p>
      <text:p text:style-name="P12"><text:soft-page-break/></text:p>
      <text:p text:style-name="Text_20_body"><text:span text:style-name="T2">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2">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11">&gt; p new A().f(1,2)</text:p>
      <text:p text:style-name="Preformatted_20_Text">= 0.5</text:p>
      <text:p text:style-name="Preformatted_20_Text">Executed in 0.036 secs. </text:p>
      <text:p text:style-name="Preformatted_20_Text">&gt; </text:p>
      <text:p text:style-name="P11">&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oft-page-break/><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2">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Coverage information is reset when a specification is loaded, or when the command </text:span><text:span text:style-name="T1">coverage clear </text:span><text:span text:style-name="T2">is executed, otherwise coverage is cumulative. If several files are loaded, the coverage for just one source file can be listed with coverage &lt;</text:span><text:span text:style-name="T1">file</text:span><text:span text:style-name="T2">&gt;.</text:span></text:p>
      <text:p text:style-name="Text_20_body"><text:span text:style-name="T2">Note that coverage of source files that contain LaTeX markup is printed </text:span><text:span text:style-name="T1">without </text:span><text:span text:style-name="T2">the markup.</text:span></text:p>
      <text:list xml:id="list34277195" text:continue-numbering="true" text:style-name="Outline">
        <text:list-item>
          <text:list>
            <text:list-item>
              <text:list>
                <text:list-item>
                  <text:h text:style-name="P29" text:outline-level="3">Suppressing Runtime Checks</text:h>
                </text:list-item>
              </text:list>
            </text:list-item>
          </text:list>
        </text:list-item>
      </text:list>
      <text:p text:style-name="P21">By default, the interpreter will evaluate all preconditions, postconditions, state and type invariants, and perform dynamic type checking when values are manipulated in a specification. These checks are valuable, and form an important part of the verification of a specification, which is why they are performed by default.</text:p>
      <text:p text:style-name="Text_20_body"><text:span text:style-name="T2">However, the checks also take a certain amount of processing power and result in a slower evaluation of expressions or tests. If you are certain that a specification will not violate the checks, you can use the </text:span><text:span text:style-name="T1">-pre, -post, -inv </text:span><text:span text:style-name="T2">and </text:span><text:span text:style-name="T1">-dtc </text:span><text:span text:style-name="T2">options to selectively suppress them.</text:span></text:p>
      <text:p text:style-name="Text_20_body"><text:span text:style-name="T2">The </text:span><text:span text:style-name="T1">-pre </text:span><text:span text:style-name="T2">and </text:span><text:span text:style-name="T1">-post </text:span><text:span text:style-name="T2">options suppress the evaluation of both function and operation pre- and postconditions. <text:s/>The </text:span><text:span text:style-name="T1">-inv </text:span><text:span text:style-name="T2">option suppresses the evaluation of type invariants, state invariants (in VDM-SL) and class invariants (in VDM++). The </text:span><text:span text:style-name="T1">-dtc </text:span><text:span text:style-name="T2">option (</text:span><text:span text:style-name="T1">dynamic type checking</text:span><text:span text:style-name="T2">) is equivalent to </text:span><text:span text:style-name="T1">-inv </text:span><text:span text:style-name="T2">plus </text:span><text:span text:style-name="T2">suppression of the checks that occur whenever a value of one type is assigned to another (eg. in parameter passing, result returns, in "let" definitions and binds, variable initializers etc). </text:span></text:p>
      <text:list xml:id="list34265698" text:continue-numbering="true" text:style-name="Outline">
        <text:list-item>
          <text:list>
            <text:list-item>
              <text:h text:style-name="P28" text:outline-level="2">Debugging</text:h>
              <text:list>
                <text:list-item>
                  <text:h text:style-name="P29"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Using the </text:span><text:span text:style-name="T1">class A </text:span><text:span text:style-name="T2">example from section 2.3, we can stop on the </text:span><text:span text:style-name="T1">op </text:span><text:span text:style-name="T2">operation as follows:</text:span></text:p>
      <text:p text:style-name="P12"/>
      <text:p text:style-name="P11">&gt; break op</text:p>
      <text:p text:style-name="Preformatted_20_Text">Created break [1] in 'A' (test.vpp) at line 12:3</text:p>
      <text:p text:style-name="Preformatted_20_Text">12: <text:s text:c="3"/>( si := i;</text:p>
      <text:p text:style-name="P11">&gt; p test()</text:p>
      <text:p text:style-name="Preformatted_20_Text">Stopped break [1] in 'A' (test.vpp) at line 12:3</text:p>
      <text:p text:style-name="Preformatted_20_Text">12: <text:s text:c="3"/>( si := i;</text:p>
      <text:p text:style-name="P11">[thread 1]&gt; help</text:p>
      <text:p text:style-name="Preformatted_20_Text">step - step one expression/statement</text:p>
      <text:p text:style-name="Preformatted_20_Text">next - step over functions or operations</text:p>
      <text:p text:style-name="Preformatted_20_Text">out - run to the return of functions or operations</text:p>
      <text:p text:style-name="Preformatted_20_Text">continue - resume execution</text:p>
      <text:p text:style-name="Preformatted_20_Text">stack - display the current stack frame context</text:p>
      <text:p text:style-name="Preformatted_20_Text">up - move the stack frame context up one frame</text:p>
      <text:p text:style-name="Preformatted_20_Text">down - move the stack frame context down one frame</text:p>
      <text:p text:style-name="Preformatted_20_Text">source - list VDM source code around the current breakpoint</text:p>
      <text:p text:style-name="Preformatted_20_Text">stop - terminate the execution immediately</text:p>
      <text:p text:style-name="Preformatted_20_Text">...</text:p>
      <text:p text:style-name="Preformatted_20_Text"/>
      <text:p text:style-name="P11">[thread 1]&gt; stack</text:p>
      <text:p text:style-name="Preformatted_20_Text">Stopped at break [1] in 'A' (test.vpp) at line 12:3</text:p>
      <text:p text:style-name="Preformatted_20_Text"><text:tab/>j = 2</text:p>
      <text:p text:style-name="Preformatted_20_Text"><text:tab/>i = 1</text:p>
      <text:p text:style-name="Preformatted_20_Text"><text:tab/>A`self = A{#1, si:=undefined, sj:=undefined, sk:=123}</text:p>
      <text:p text:style-name="Preformatted_20_Text">In object context of op(i, j) in 'A' (test.vpp) at line 10:8</text:p>
      <text:p text:style-name="Preformatted_20_Text">In root context of test() in 'A' (test.vpp) at line 18:15</text:p>
      <text:p text:style-name="Preformatted_20_Text">In root context of global static scope</text:p>
      <text:p text:style-name="P11">[thread 1]&gt; source</text:p>
      <text:p text:style-name="Preformatted_20_Text">7: <text:s/></text:p>
      <text:p text:style-name="Preformatted_20_Text">8: <text:s/>operations</text:p>
      <text:p text:style-name="Preformatted_20_Text">9: <text:s/></text:p>
      <text:p text:style-name="Preformatted_20_Text">10: <text:s/>public op: int * int ==&gt; int</text:p>
      <text:p text:style-name="Preformatted_20_Text">11: <text:s text:c="3"/>op(i, j) ==</text:p>
      <text:p text:style-name="Preformatted_20_Text">12:&gt;&gt; <text:s/>( si := i;</text:p>
      <text:p text:style-name="Preformatted_20_Text">13: <text:s text:c="5"/>sj := j;</text:p>
      <text:p text:style-name="Preformatted_20_Text">14: <text:s text:c="5"/>sk := i + j;</text:p>
      <text:p text:style-name="Preformatted_20_Text">15: <text:s text:c="5"/>return sk;</text:p>
      <text:p text:style-name="Preformatted_20_Text">16: <text:s text:c="3"/>);</text:p>
      <text:p text:style-name="Preformatted_20_Text">17: <text:s/></text:p>
      <text:p text:style-name="P11">[thread 1]&gt; down</text:p>
      <text:p text:style-name="Preformatted_20_Text">In context of let statement in 'A' (test.vpp) at line 19:15</text:p>
      <text:p text:style-name="P11">[thread 1]&gt; stack</text:p>
      <text:p text:style-name="Preformatted_20_Text">Stopped at break [1] in 'A' (test.vpp) at line 12:3</text:p>
      <text:p text:style-name="Preformatted_20_Text"><text:tab/>a = A{#2, si:=undefined, sj:=undefined, sk:=123}</text:p>
      <text:p text:style-name="Preformatted_20_Text">In context of let statement in 'A' (test.vpp) at line 19:15</text:p>
      <text:p text:style-name="Preformatted_20_Text">In root context of test() in 'A' (test.vpp) at line 18:15</text:p>
      <text:p text:style-name="Preformatted_20_Text"><text:soft-page-break/>In root context of global static scope</text:p>
      <text:p text:style-name="P11">[thread 1]&gt; print a</text:p>
      <text:p text:style-name="P17">a = A{#2, si:=undefined, sj:=undefined, sk:=123}</text:p>
      <text:p text:style-name="P11">[thread 1]&gt; step</text:p>
      <text:p text:style-name="Preformatted_20_Text">Stopped in 'A' (test.vpp) at line 13:5</text:p>
      <text:p text:style-name="Preformatted_20_Text">13: <text:s text:c="5"/>sj := j;</text:p>
      <text:p text:style-name="P11">[thread 1]&gt; step</text:p>
      <text:p text:style-name="Preformatted_20_Text">Stopped in 'A' (test.vpp) at line 14:5</text:p>
      <text:p text:style-name="Preformatted_20_Text">14: <text:s text:c="5"/>sk := i + j;</text:p>
      <text:p text:style-name="P11">[thread 1]&gt; step</text:p>
      <text:p text:style-name="Preformatted_20_Text">Stopped in 'A' (test.vpp) at line 15:5</text:p>
      <text:p text:style-name="Preformatted_20_Text">15: <text:s text:c="5"/>return sk;</text:p>
      <text:p text:style-name="P11">[thread 1]&gt; step</text:p>
      <text:p text:style-name="Preformatted_20_Text">= 3</text:p>
      <text:p text:style-name="Preformatted_20_Text">Executed in 39.122 secs. </text:p>
      <text:p text:style-name="P11">&gt; list</text:p>
      <text:p text:style-name="Preformatted_20_Text">break [1] in 'A' (test.vpp) at line 12:3</text:p>
      <text:p text:style-name="Preformatted_20_Text">12: <text:s text:c="3"/>( si := i;</text:p>
      <text:p text:style-name="P11">&gt; break op i &lt; 10</text:p>
      <text:p text:style-name="Preformatted_20_Text">Created break [2] when "i &lt; 10" in 'A' (test.vpp) at line 12:3</text:p>
      <text:p text:style-name="Preformatted_20_Text">12: <text:s text:c="3"/>( si := i;</text:p>
      <text:p text:style-name="P11">&gt; print new A().op(1,2)</text:p>
      <text:p text:style-name="Preformatted_20_Text">Stopped break [2] when "i &lt; 10" in 'A' (test.vpp) at line 12:3</text:p>
      <text:p text:style-name="Preformatted_20_Text">12: <text:s text:c="3"/>( si := i;</text:p>
      <text:p text:style-name="P11">[thread 1]&gt; continue</text:p>
      <text:p text:style-name="Preformatted_20_Text">= 3</text:p>
      <text:p text:style-name="Preformatted_20_Text">Executed in 3.5 secs. </text:p>
      <text:p text:style-name="P11">&gt; print new A().op(100,200)</text:p>
      <text:p text:style-name="Preformatted_20_Text">= 300</text:p>
      <text:p text:style-name="Preformatted_20_Text">Executed in 0.0 secs. </text:p>
      <text:p text:style-name="P17">&gt; </text:p>
      <text:p text:style-name="P17"/>
      <text:p text:style-name="P14"/>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reformatted_20_Text">&gt;<text:span text:style-name="T7"> break 11 = 4</text:span></text:p>
      <text:p text:style-name="Preformatted_20_Text">Created break [1] when "= 4" in 'A' (test.vpp) at line 11:13</text:p>
      <text:p text:style-name="Preformatted_20_Text"/>
      <text:p text:style-name="Preformatted_20_Text">&gt;<text:span text:style-name="T7"> break 11 &gt; 4</text:span></text:p>
      <text:p text:style-name="Preformatted_20_Text">Created break [2] when "&gt; 4" in 'A' (test.vpp) at line 11:13</text:p>
      <text:p text:style-name="Preformatted_20_Text"/>
      <text:p text:style-name="P11">&gt; break 11 &gt;= 4</text:p>
      <text:p text:style-name="Preformatted_20_Text">Created break [2] when "&gt;= 4" in 'A' (test.vpp) at line 11:13</text:p>
      <text:p text:style-name="Preformatted_20_Text"/>
      <text:p text:style-name="P11">&gt; break 11 mod 4</text:p>
      <text:p text:style-name="Preformatted_20_Text">Created break [3] when "mod 4" in 'A' (test.vpp) at line 11:13</text:p>
      <text:p text:style-name="Preformatted_20_Text"/>
      <text:p text:style-name="Preformatted_20_Text"/>
      <text:p text:style-name="Text_20_body">These four examples would stop at line 11 of the specification when the hit count (the number of times the breakpoint is reached since the current execution started) is precisely four; when it is greater than four; when it is four or greater; and when the hit count modulo 4 is zero (ie. 4, 8, 12, etc) respectively.</text:p>
      <text:p text:style-name="Preformatted_20_Text"/>
      <text:p text:style-name="Text_20_body"><text:span text:style-name="T2">The other debugger commands are fairly standard, and do what you would expect. <text:s/>You can display the call </text:span><text:span text:style-name="T1">stack</text:span><text:span text:style-name="T2">, move </text:span><text:span text:style-name="T1">up </text:span><text:span text:style-name="T2">and </text:span><text:span text:style-name="T1">down </text:span><text:span text:style-name="T2">stack frames and evaluate expressions when a breakpoint is reached. <text:s/>You can examine the </text:span><text:span text:style-name="T1">source</text:span><text:span text:style-name="T2"> for the current breakpoint. <text:s/>You can use </text:span><text:span text:style-name="T1">step</text:span><text:span text:style-name="T2"> (or </text:span><text:span text:style-name="T1">next</text:span><text:span text:style-name="T2"> or </text:span><text:span text:style-name="T1">out</text:span><text:span text:style-name="T2">, to step over and out of functions/operations). <text:s/>You can </text:span><text:span text:style-name="T1">list</text:span><text:span text:style-name="T2"> and </text:span><text:span text:style-name="T1">remove</text:span><text:span text:style-name="T2"> breakpoints by number.</text:span></text:p>
      <text:p text:style-name="Text_20_body"><text:span text:style-name="T2">Tracepoints are similar to breakpoints, except there is an implicit </text:span><text:span text:style-name="T1">continue </text:span><text:span text:style-name="T2">command after they have printed the value of the expression they contain:</text:span></text:p>
      <text:p text:style-name="P12"><text:soft-page-break/></text:p>
      <text:p text:style-name="P11">&gt; list</text:p>
      <text:p text:style-name="Preformatted_20_Text">break [2] when "i &lt; 10" in 'A' (test.vpp) at line 12:3</text:p>
      <text:p text:style-name="Preformatted_20_Text">12: <text:s text:c="3"/>( si := i;</text:p>
      <text:p text:style-name="P11">&gt; trace 14 sk</text:p>
      <text:p text:style-name="Preformatted_20_Text">Created trace [3] show "sk" in 'A' (test.vpp) at line 14:5</text:p>
      <text:p text:style-name="Preformatted_20_Text">14: <text:s text:c="5"/>sk := i + j;</text:p>
      <text:p text:style-name="P11">&gt; remove 2</text:p>
      <text:p text:style-name="Preformatted_20_Text">Cleared break [2] when "i &lt; 10" in 'A' (test.vpp) at line 12:3</text:p>
      <text:p text:style-name="Preformatted_20_Text">12: <text:s text:c="3"/>( si := i;</text:p>
      <text:p text:style-name="P11">&gt; p test()</text:p>
      <text:p text:style-name="Preformatted_20_Text">sk = 300 at [3]</text:p>
      <text:p text:style-name="Preformatted_20_Text">= 3</text:p>
      <text:p text:style-name="Preformatted_20_Text">Executed in 0.0 secs. </text:p>
      <text:p text:style-name="Preformatted_20_Text">&gt;</text:p>
      <text:p text:style-name="P12"/>
      <text:p text:style-name="P21">Note that new breakpoints and tracepoints can be set when stopped in the debugger (ie. when the command prompt is “[thread 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1">&gt; p new A().f(1,2)</text:p>
      <text:p text:style-name="Preformatted_20_Text">= 0.5</text:p>
      <text:p text:style-name="Preformatted_20_Text">Executed in 0.0 secs. </text:p>
      <text:p text:style-name="P11">&gt; p new A().f(2,0)</text:p>
      <text:p text:style-name="Preformatted_20_Text">Runtime: Error 4134: Infinite trouble in 'A' (test.vpp) at line 4:17</text:p>
      <text:p text:style-name="Preformatted_20_Text">Stopped in 'A' (test.vpp) at line 4:17</text:p>
      <text:p text:style-name="Preformatted_20_Text">4: <text:s/><text:tab/>f(x, y) == x/y</text:p>
      <text:p text:style-name="P11">[thread 1]&gt; source</text:p>
      <text:p text:style-name="Preformatted_20_Text">1: <text:s/>class A</text:p>
      <text:p text:style-name="Preformatted_20_Text">2: <text:s/>functions</text:p>
      <text:p text:style-name="Preformatted_20_Text">3: <text:s/>public f: int * int -&gt; real</text:p>
      <text:p text:style-name="Preformatted_20_Text">4:&gt;&gt;<text:tab/>f(x, y) == x/y</text:p>
      <text:p text:style-name="Preformatted_20_Text">5: <text:s/></text:p>
      <text:p text:style-name="Preformatted_20_Text">6: <text:s/>end A</text:p>
      <text:p text:style-name="Preformatted_20_Text">7: <text:s/>~</text:p>
      <text:p text:style-name="P11">[thread 1]&gt; p x</text:p>
      <text:p text:style-name="Preformatted_20_Text">x = 2</text:p>
      <text:p text:style-name="P11">[thread 1]&gt; p y</text:p>
      <text:p text:style-name="Preformatted_20_Text">y = 0</text:p>
      <text:p text:style-name="P11">[thread 1]&gt; continue</text:p>
      <text:p text:style-name="Preformatted_20_Text">&gt; </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34256392" text:continue-numbering="true" text:style-name="Outline">
        <text:list-item>
          <text:list>
            <text:list-item>
              <text:list>
                <text:list-item>
                  <text:h text:style-name="Heading_20_3" text:outline-level="3"><text:soft-page-break/>Multi-threaded Debugging</text:h>
                </text:list-item>
              </text:list>
            </text:list-item>
          </text:list>
        </text:list-item>
      </text:list>
      <text:p text:style-name="Text_20_body">The examples in section 2.4.1 cover the debugging of a simple specification, either one written in VDM-SL, or one in VDM++ with no object threads. Therefore there is a single thread of control and the breakpoint prompt is always "[Thread 1]".</text:p>
      <text:p text:style-name="Text_20_body">VDM++ specifications can create multiple threads, and the debugger provides some support for multi-threaded debugging. VICE specifications can give even more information about threading (see 2.4.3 for a discussion of the more powerful VDMJC debugging client).</text:p>
      <text:p text:style-name="Text_20_body">The basic principles and most debugging commands are the same as the single threaded case. There is an extra command available, “threads”, which displays the status of any active threads (ie. those in addition to the main thread, which is always number 1).</text:p>
      <text:p text:style-name="Text_20_body">When a breakpoint is reached, all threads will be suspended. Single stepping will then advance the current thread, while the others remain blocked. Using the “continue” command will resume all threads. <text:s/>In practice, there is a race to gain control of the console at a breakpoint, and multiple threads can reach the same breakpoint together. When this happens, single stepping may flip to one of the other threads, which can be confusing. The current thread is shown in the debugger prompt.</text:p>
      <text:p text:style-name="Text_20_body">If any thread encounters a runtime error, then all threads are aborted. If the main thread terminates, all threads are aborted.</text:p>
      <text:p text:style-name="Text_20_body">The following debug session illustrates some of the techniques – the specification contains three threads which print out their thread IDs once a second (see the listing at the end of the section):</text:p>
      <text:p text:style-name="Preformatted_20_Text"/>
      <text:p text:style-name="P11">&gt; break op</text:p>
      <text:p text:style-name="Preformatted_20_Text">Created break [1] in 'A' (test.vpp) at line 35:9</text:p>
      <text:p text:style-name="Preformatted_20_Text">35: <text:s/><text:tab/><text:tab/>(</text:p>
      <text:p text:style-name="P11">&gt; p new A().run()</text:p>
      <text:p text:style-name="Preformatted_20_Text">Stopped break [1] in 'A' (test.vpp) at line 35:9</text:p>
      <text:p text:style-name="Preformatted_20_Text">35: <text:s/><text:tab/><text:tab/>(</text:p>
      <text:p text:style-name="P11">[thread 9]&gt; n</text:p>
      <text:p text:style-name="Preformatted_20_Text">Stopped in 'A' (test.vpp) at line 36:17</text:p>
      <text:p text:style-name="Preformatted_20_Text">36: <text:s/><text:tab/><text:tab/><text:tab/>new IO().print("Thread " ^ str(threadid) ^ "...");</text:p>
      <text:p text:style-name="P11">[thread 9]&gt; n</text:p>
      <text:p text:style-name="Preformatted_20_Text">Stopped break [1] in 'A' (test.vpp) at line 35:9</text:p>
      <text:p text:style-name="Preformatted_20_Text">35: <text:s/><text:tab/><text:tab/>(</text:p>
      <text:p text:style-name="P11">[thread 8]&gt; n</text:p>
      <text:p text:style-name="Preformatted_20_Text">Stopped in 'A' (test.vpp) at line 36:17</text:p>
      <text:p text:style-name="Preformatted_20_Text">36: <text:s/><text:tab/><text:tab/><text:tab/>new IO().print("Thread " ^ str(threadid) ^ "...");</text:p>
      <text:p text:style-name="P11">[thread 8]&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n</text:p>
      <text:p text:style-name="Preformatted_20_Text">Stopped break [1] in 'A' (test.vpp) at line 35:9</text:p>
      <text:p text:style-name="Preformatted_20_Text">35: <text:s/><text:tab/><text:tab/>(</text:p>
      <text:p text:style-name="P11">[thread 10]&gt; n</text:p>
      <text:p text:style-name="Preformatted_20_Text">Stopped in 'A' (test.vpp) at line 36:17</text:p>
      <text:p text:style-name="Preformatted_20_Text">36: <text:s/><text:tab/><text:tab/><text:tab/>new IO().print("Thread " ^ str(threadid) ^ "...");</text:p>
      <text:p text:style-name="P11">[thread 10]&gt; n</text:p>
      <text:p text:style-name="P11">Thread 10...</text:p>
      <text:p text:style-name="Preformatted_20_Text">Stopped in 'A' (test.vpp) at line 37:13</text:p>
      <text:p text:style-name="Preformatted_20_Text">37: <text:s/><text:tab/><text:tab/><text:tab/>skip</text:p>
      <text:p text:style-name="P11">[thread 10]&gt; threads</text:p>
      <text:p text:style-name="Preformatted_20_Text">Thread 8, self #2, class A, state SUSPENDED</text:p>
      <text:p text:style-name="Preformatted_20_Text">Thread 9, self #3, class A, state SUSPENDED</text:p>
      <text:p text:style-name="Preformatted_20_Text"><text:soft-page-break/>Thread 10, self #4, class A, state SUSPENDED</text:p>
      <text:p text:style-name="P16">[thread 10]&gt; c</text:p>
      <text:p text:style-name="P11">Thread 8...</text:p>
      <text:p text:style-name="P11">Thread 9...</text:p>
      <text:p text:style-name="Preformatted_20_Text">Stopped break [1] in 'A' (test.vpp) at line 35:9</text:p>
      <text:p text:style-name="Preformatted_20_Text">35: <text:s/><text:tab/><text:tab/>(</text:p>
      <text:p text:style-name="P16">[thread 10]&gt; remove 1</text:p>
      <text:p text:style-name="Preformatted_20_Text">Cleared break [1] in 'A' (test.vpp) at line 35:9</text:p>
      <text:p text:style-name="Preformatted_20_Text">35: <text:s/><text:tab/><text:tab/>(</text:p>
      <text:p text:style-name="P11">[thread 10]&gt; c</text:p>
      <text:p text:style-name="Preformatted_20_Text">Stopped in 'A' (test.vpp) at line 37:13</text:p>
      <text:p text:style-name="Preformatted_20_Text">37: <text:s/><text:tab/><text:tab/><text:tab/>skip</text:p>
      <text:p text:style-name="P11">[thread 9]&gt; c</text:p>
      <text:p text:style-name="Preformatted_20_Text">Stopped in 'A' (test.vpp) at line 37:13</text:p>
      <text:p text:style-name="Preformatted_20_Text">37: <text:s/><text:tab/><text:tab/><text:tab/>skip</text:p>
      <text:p text:style-name="P11">[thread 8]&gt; c</text:p>
      <text:p text:style-name="P11">Thread 10...</text:p>
      <text:p text:style-name="P11">Thread 9...</text:p>
      <text:p text:style-name="P11">Thread 8...</text:p>
      <text:p text:style-name="P11">Thread 10...</text:p>
      <text:p text:style-name="P11">Thread 9...</text:p>
      <text:p text:style-name="P11">Thread 8...</text:p>
      <text:p text:style-name="P11">Thread 10...</text:p>
      <text:p text:style-name="P11">Thread 9...</text:p>
      <text:p text:style-name="P11">Thread 8...</text:p>
      <text:p text:style-name="P11">...etc</text:p>
      <text:p text:style-name="P11"/>
      <text:p text:style-name="P17"/>
      <text:p text:style-name="Text_20_body">The operation, “op”, calls the IO class to print out its thread ID, followed by a skip statement. This is then executed periodically by three threads, numbers 8, 9 and 10 (see specification below).</text:p>
      <text:p text:style-name="Text_20_body">The breakpoint on “op” first stops thread 9. But behind the scenes, threads 8 and 10 have also stopped at the breakpoint – they just don’t have control of the console. So a series of “next” commands eventually reveals all three threads have stopped at the same place. Thread 10 is the one to carry on after more “next” commands and actually print out <text:s/>“Thread 10...”, and subsequent “next” commands would only advance thread 10 (ie. threads 8 and 9 are now suspended). The “threads” command reveals this.</text:p>
      <text:p text:style-name="Text_20_body">A “continue” lets threads 8 and 9 print out their messages, and all threads resume before stopping at the breakpoint again, which happens to be in thread 10 first. The breakpoint is then removed, and a “continue” given, but once again threads 8 and 9 have also reached the breakpoint (just removed), and so they gain control of the console immediately. Two further “continue” commands allows all threads to continue, and the expected output scrolls up the screen.</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new IO().print("Thread " ^ str(threadid) ^ "...");</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4260064" text:continue-numbering="true" text:style-name="Outline">
        <text:list-item>
          <text:list>
            <text:list-item>
              <text:list>
                <text:list-item>
                  <text:h text:style-name="Heading_20_3" text:outline-level="3"><text:soft-page-break/>VICE Debugging and the VDMJC Client</text:h>
                </text:list-item>
              </text:list>
            </text:list-item>
          </text:list>
        </text:list-item>
      </text:list>
      <text:p text:style-name="Text_20_body">The VICE dialect is specialized for the specification of distributed multi-processor real-time systems. This means that, while the majority of the language is the same as VDM++, there are special constructs which allow a VICE specification to define the CPU and BUS topology of the system, as well as the deployment of VDM objects to CPUs.</text:p>
      <text:p text:style-name="Text_20_body">Debugging VICE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1">$ java -jar vdmjc-1.0.0 &lt;-vdmsl | -vdmpp | -vdmrt&gt; [command]</text:p>
      <text:p text:style-name="Preformatted_20_Text"/>
      <text:p text:style-name="Preformatted_20_Text"/>
      <text:p text:style-name="Text_20_body">The behaviour can be changed by settings in a <text:span text:style-name="T1">vdmjc.properties </text:span><text:span text:style-name="T2">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1.0.0.jar</text:p>
      <text:p text:style-name="Preformatted_20_Text">vdmj.jvm = -Xmx1024m</text:p>
      <text:p text:style-name="Preformatted_20_Text"/>
      <text:p text:style-name="Preformatted_20_Text"/>
      <text:p text:style-name="Text_20_body">You can use VDMJC for any VDM dialect, but it is most effective for VDM++ and VICE with threads. After starting the client, the dialect is displayed for information, but no VDMJ interpreter is running. The <text:span text:style-name="T1">help </text:span><text:span text:style-name="T2">command will always show you what you can do:</text:span></text:p>
      <text:p text:style-name="P12"/>
      <text:p text:style-name="P12">Dialect is VDM_RT</text:p>
      <text:p text:style-name="Preformatted_20_Text">&gt; <text:span text:style-name="T7">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7">&gt;</text:p>
      <text:p text:style-name="P17"/>
      <text:p text:style-name="P17"/>
      <text:p text:style-name="Text_20_body">To load a specification, starting an instance of VDMJ, you use the <text:span text:style-name="T1">load </text:span><text:span text:style-name="T2">command:</text:span></text:p>
      <text:p text:style-name="P17"/>
      <text:p text:style-name="Preformatted_20_Text">&gt; <text:span text:style-name="T7">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17">[Id 1: STARTING]&gt; </text:p>
      <text:p text:style-name="P17"><text:soft-page-break/></text:p>
      <text:p text:style-name="P17"/>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2">command:</text:span></text:p>
      <text:p text:style-name="Preformatted_20_Text"/>
      <text:p text:style-name="Preformatted_20_Text">[Id 1: STARTING]&gt; <text:span text:style-name="T7">p new A().Get()</text:span></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4.1.</text:p>
      <text:p text:style-name="Text_20_body">Note that the final state of the system is STOPPED rather than STARTING now. This reflects the way the remote debugging protocol works<text:note text:id="ftn1" text:note-class="footnote"><text:note-citation>1</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reformatted_20_Text">[Id 1: STOPPED]&gt; <text:span text:style-name="T7">p obj1</text:span></text:p>
      <text:p text:style-name="Preformatted_20_Text">[Id 1: RUNNING]&gt; </text:p>
      <text:p text:style-name="Preformatted_20_Text">obj1 = A{#2, val:=0}</text:p>
      <text:p text:style-name="Preformatted_20_Text"/>
      <text:p text:style-name="Preformatted_20_Text">[Id 1: STOPPED]&gt; <text:span text:style-name="T7">p obj1.Set(123)</text:span></text:p>
      <text:p text:style-name="Preformatted_20_Text">[Id 1: RUNNING]&gt; </text:p>
      <text:p text:style-name="Preformatted_20_Text">obj1.Set(123) = ()</text:p>
      <text:p text:style-name="Preformatted_20_Text">New thread: Id 8: RUNNING</text:p>
      <text:p text:style-name="Preformatted_20_Text">[Id 1: STOPPED]&gt; </text:p>
      <text:p text:style-name="Preformatted_20_Text">Thread stopped: Id 8: STOPPED</text:p>
      <text:p text:style-name="Preformatted_20_Text">[Id 1: STOPPED]&gt;</text:p>
      <text:p text:style-name="Preformatted_20_Text"/>
      <text:p text:style-name="Preformatted_20_Text">[Id 1: STOPPED]&gt; <text:span text:style-name="T7">p obj1</text:span></text:p>
      <text:p text:style-name="Preformatted_20_Text">[Id 1: RUNNING]&gt; </text:p>
      <text:p text:style-name="Preformatted_20_Text">obj1 = A{#2, val:=123}</text:p>
      <text:p text:style-name="Preformatted_20_Text"><text:span text:style-name="T5">[Id 1: STOPPED]&gt;</text:span></text:p>
      <text:p text:style-name="Preformatted_20_Text"><text:span text:style-name="T5"/></text:p>
      <text:p text:style-name="Preformatted_20_Text"><text:span text:style-name="T5"/></text:p>
      <text:p text:style-name="Text_20_body">This example shows a (static) object's value being printed, followed by a call to Set(123) which is an async VICE operation. This creates a new async thread, number 8, and a message is displayed to that effect. The threads death is subsequently reported, but this is also asynchronous as far as the client is concerned and it happens that the result is printed first, followed by thread 8's creation and destruction. This is because the call to the Set operation does not wait for it to complete before returning (it is async). Strictly, there is no guarantee that the operation will even execute, since asynchronous threads are killed at the end of the main evaluation.</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Text_20_body">Being able to see the creation and destruction of threads can be useful, but it can also clutter the <text:soft-page-break/>display, especially if large numbers of threads are created and destroyed all the time. Therefore there is a command, <text:span text:style-name="T1">quiet</text:span><text:span text:style-name="T2">, to turn off the display of thread activity:</text:span></text:p>
      <text:p text:style-name="Preformatted_20_Text"><text:span text:style-name="T2"/></text:p>
      <text:p text:style-name="Preformatted_20_Text"><text:span text:style-name="T2">[Id 1: STOPPED]&gt; </text:span><text:span text:style-name="T3">quiet</text:span></text:p>
      <text:p text:style-name="Preformatted_20_Text">Quiet setting is now ON</text:p>
      <text:p text:style-name="Preformatted_20_Text">[Id 1: STOPPED]&gt; <text:span text:style-name="T7">p obj1.Set(123)</text:span></text:p>
      <text:p text:style-name="Preformatted_20_Text">[Id 1: RUNNING]&gt; </text:p>
      <text:p text:style-name="Preformatted_20_Text">obj1.Set(123) = ()</text:p>
      <text:p text:style-name="Preformatted_20_Text"><text:span text:style-name="T5">[Id 1: STOPPED]&gt;</text:span></text:p>
      <text:p text:style-name="Preformatted_20_Text"><text:span text:style-name="T5"/></text:p>
      <text:p text:style-name="Preformatted_20_Text"><text:span text:style-name="T5"/></text:p>
      <text:p text:style-name="Text_20_body">To illustrate threaded debugging, we use the <text:span text:style-name="T1">factorial </text:span><text:span text:style-name="T2">example from the CSK VDM++ manual.</text:span></text:p>
      <text:p text:style-name="Preformatted_20_Text"/>
      <text:p text:style-name="Preformatted_20_Text">[Id 1: STARTING]&gt; <text:span text:style-name="T7">break 35</text:span></text:p>
      <text:p text:style-name="Preformatted_20_Text">[Id 1: STARTING]&gt; </text:p>
      <text:p text:style-name="Preformatted_20_Text">Breakpoint [1] set</text:p>
      <text:p text:style-name="Preformatted_20_Text">[Id 1: STARTING]&gt; <text:span text:style-name="T7">p new Factorial().factorial(2)</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BREAK</text:p>
      <text:p text:style-name="Preformatted_20_Text">[Id 1: RUNNING]&gt; <text:span text:style-name="T7">thread 8</text:span></text:p>
      <text:p text:style-name="Preformatted_20_Text">[Id 8: BREAK]&gt; <text:span text:style-name="T7">p i</text:span></text:p>
      <text:p text:style-name="Preformatted_20_Text">[Id 8: BREAK]&gt; </text:p>
      <text:p text:style-name="Preformatted_20_Text">i = 1</text:p>
      <text:p text:style-name="Preformatted_20_Text">[Id 8: BREAK]&gt; <text:span text:style-name="T7">p j</text:span></text:p>
      <text:p text:style-name="Preformatted_20_Text">[Id 8: BREAK]&gt; </text:p>
      <text:p text:style-name="Preformatted_20_Text">j = 2</text:p>
      <text:p text:style-name="Preformatted_20_Text">[Id 8: BREAK]&gt; <text:span text:style-name="T7">c</text:span></text:p>
      <text:p text:style-name="Preformatted_20_Text">[Id 8: RUNNING]&gt; </text:p>
      <text:p text:style-name="Preformatted_20_Text">Stopped at break [1] in 'Multiplier' (factorial.vpp) at line 35:9</text:p>
      <text:p text:style-name="Preformatted_20_Text">35: <text:s/><text:tab/><text:tab/>if i = j then result := i</text:p>
      <text:p text:style-name="Preformatted_20_Text">[Id 8: RUNNING]&gt; <text:span text:style-name="T7">threads</text:span></text:p>
      <text:p text:style-name="Preformatted_20_Text">Id 1: RUNNING</text:p>
      <text:p text:style-name="Preformatted_20_Text">Id 8: RUNNING</text:p>
      <text:p text:style-name="Preformatted_20_Text">Id 9: BREAK</text:p>
      <text:p text:style-name="Preformatted_20_Text">Id 10: RUNNING</text:p>
      <text:p text:style-name="Preformatted_20_Text">[Id 8: RUNNING]&gt; <text:span text:style-name="T7">t 9</text:span></text:p>
      <text:p text:style-name="Preformatted_20_Text">[Id 9: BREAK]&gt; <text:span text:style-name="T7">p j</text:span></text:p>
      <text:p text:style-name="Preformatted_20_Text">[Id 9: BREAK]&gt; </text:p>
      <text:p text:style-name="Preformatted_20_Text">j = 1</text:p>
      <text:p text:style-name="Preformatted_20_Text">[Id 9: BREAK]&gt; <text:span text:style-name="T7">c</text:span></text:p>
      <text:p text:style-name="Preformatted_20_Text">[Id 1: RUNNING]&gt; </text:p>
      <text:p text:style-name="Preformatted_20_Text">Stopped at break [1] in 'Multiplier' (factorial.vpp) at line 35:9</text:p>
      <text:p text:style-name="Preformatted_20_Text">35: <text:s/><text:tab/><text:tab/>if i = j then result := i</text:p>
      <text:p text:style-name="Preformatted_20_Text">[Id 1: RUNNING]&gt; <text:span text:style-name="T7">threads</text:span></text:p>
      <text:p text:style-name="Preformatted_20_Text">Id 1: RUNNING</text:p>
      <text:p text:style-name="Preformatted_20_Text">Id 8: RUNNING</text:p>
      <text:p text:style-name="Preformatted_20_Text">Id 10: BREAK</text:p>
      <text:p text:style-name="Preformatted_20_Text">[Id 1: RUNNING]&gt; <text:span text:style-name="T7">t 10</text:span></text:p>
      <text:p text:style-name="Preformatted_20_Text">[Id 10: BREAK]&gt; <text:span text:style-name="T7">p j</text:span></text:p>
      <text:p text:style-name="Preformatted_20_Text">[Id 10: BREAK]&gt; </text:p>
      <text:p text:style-name="Preformatted_20_Text">j = 2</text:p>
      <text:p text:style-name="Preformatted_20_Text">[Id 10: BREAK]&gt; <text:span text:style-name="T7">c</text:span></text:p>
      <text:p text:style-name="Preformatted_20_Text">[Id 10: RUNNING]&gt; </text:p>
      <text:p text:style-name="Preformatted_20_Text">new Factorial().factorial(2) = 2</text:p>
      <text:p text:style-name="Preformatted_20_Text">[Id 1: STOPPED]&gt;</text:p>
      <text:p text:style-name="Preformatted_20_Text"/>
      <text:p text:style-name="Preformatted_20_Text"/>
      <text:p text:style-name="Text_20_body">Line 35 is the important "decision point" in the algorithm where the recursion either continues and forks another pair of Multiplier threads, or returns the result from this level. The first breakpoint is when <text:soft-page-break/>there are only two threads: the main thread 1, and the first Multiplier thread, 8. The <text:span text:style-name="T1">threads </text:span><text:span text:style-name="T2">command shows that thread 1 is RUNNING and thread 8 is BREAK (at a breakpoint), and the </text:span><text:span text:style-name="T1">thread 8 </text:span><text:span text:style-name="T2">command switches the debugger's context to the thread that has stopped. From there, the stack and the local variables can be printed, expressions evaluated etc. The evaluation stops twice more at the same breakpoint, and each time we switch to the thread concerned, print out a value and continue. Eventually the final result is printed, as expected.</text:span></text:p>
      <text:p text:style-name="Text_20_body"><text:span text:style-name="T2">Similarly, tracepoints can be used to display variables without stopping:</text:span></text:p>
      <text:p text:style-name="Preformatted_20_Text"><text:span text:style-name="T2"/></text:p>
      <text:p text:style-name="Preformatted_20_Text"><text:span text:style-name="T2">[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reformatted_20_Text">[Id 1: STOPPED]&gt; <text:span text:style-name="T7">p new Factorial().factorial(3)</text:span></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reformatted_20_Text">new Factorial().factorial(3) = 6</text:p>
      <text:p text:style-name="Preformatted_20_Text">[Id 1: STOPPED]&gt; </text:p>
      <text:p text:style-name="Preformatted_20_Text">[Id 15: RUNNING] mk_(i,j) = mk_(2, 2) at [2]</text:p>
      <text:p text:style-name="Preformatted_20_Text"><text:span text:style-name="T5">[Id 1: STOPPED]&gt;</text:span></text:p>
      <text:p text:style-name="Preformatted_20_Text"><text:span text:style-name="T5"/></text:p>
      <text:p text:style-name="Preformatted_20_Text"><text:span text:style-name="T5"/></text:p>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2">command:</text:span></text:p>
      <text:p text:style-name="Preformatted_20_Text"><text:span text:style-name="T2"/></text:p>
      <text:p text:style-name="Preformatted_20_Text"><text:span text:style-name="T2">[Id 1: STOPPED]&gt; </text:span><text:span text:style-name="T3">quit</text:span></text:p>
      <text:p text:style-name="Preformatted_20_Text">Terminating VDMJ process</text:p>
      <text:p text:style-name="Preformatted_20_Text"><text:span text:style-name="T5">&gt;</text:span></text:p>
      <text:p text:style-name="Preformatted_20_Text"><text:span text:style-name="T5"/></text:p>
      <text:p text:style-name="Preformatted_20_Text"><text:span text:style-name="T5"/></text:p>
      <text:p text:style-name="Text_20_body">This returns to the original VDMJC prompt, as no specification is now loaded. It does not leave the client immediately (a further <text:span text:style-name="T1">quit </text:span><text:span text:style-name="T2">will do that).</text:span></text:p>
      <text:p text:style-name="Text_20_body"><text:span text:style-name="T2">The other way to start a specification from this point is to use the </text:span><text:span text:style-name="T1">eval </text:span><text:span text:style-name="T2">command rather than </text:span><text:span text:style-name="T1">load</text:span><text:span text:style-name="T2">. This is very similar, except an expression is prompted for at the start, and it is executed via the </text:span><text:span text:style-name="T1">run </text:span><text:span text:style-name="T2">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reformatted_20_Text"><text:span text:style-name="T2"/></text:p>
      <text:p text:style-name="Preformatted_20_Text">&gt; <text:span text:style-name="T7">eval factorial.vpp</text:span></text:p>
      <text:p text:style-name="Preformatted_20_Text">Evaluate: <text:span text:style-name="T7">new Factorial().factorial(4)</text:span></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reformatted_20_Text">[Id 1: STARTING]&gt; <text:span text:style-name="T7">run</text:span></text:p>
      <text:p text:style-name="Preformatted_20_Text">[Id 1: RUNNING]&gt; </text:p>
      <text:p text:style-name="Preformatted_20_Text">stdout: 24</text:p>
      <text:p text:style-name="Preformatted_20_Text">[Id 1: STOPPED]&gt; </text:p>
      <text:p text:style-name="Preformatted_20_Text"/>
      <text:list xml:id="list34280933"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known as <text:span text:style-name="T1">Combinatorial Testing</text:span><text:span text:style-name="T2"> [7].</text:span></text:p>
      <text:p text:style-name="P21">The idea behind combinatorial testing is that classes can be tested by making a sequence of calls on the public interface of an instance of the class, but that the number of sensible sequences of operation calls is too great to be written out by hand, requiring automatic generation support.</text:p>
      <text:p text:style-name="Text_20_body"><text:span text:style-name="T2">To provide this, a class may defined a "traces" section that defines an arbitrary number of trace specifications. Each of these is a </text:span><text:span text:style-name="T1">pattern </text:span><text:span text:style-name="T2">which expands into a number of operation call sequences to be made against one or more instances of the classes under test (which is usually not the class with the traces definition).</text:span></text:p>
      <text:p text:style-name="P21">For example:</text:p>
      <text:p text:style-name="P12"/>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2">class Tester</text:p>
      <text:p text:style-name="P12">instance variables</text:p>
      <text:p text:style-name="P12"><text:tab/>obj:Tested := new Tested();</text:p>
      <text:p text:style-name="P12"/>
      <text:p text:style-name="P12">traces</text:p>
      <text:p text:style-name="P12"><text:tab/>test1: obj.op1();</text:p>
      <text:p text:style-name="P12"><text:tab/>test2: obj.op1(); obj.op1(); obj.op1();</text:p>
      <text:p text:style-name="P12"/>
      <text:p text:style-name="P12">end Tester</text:p>
      <text:p text:style-name="P12"/>
      <text:p text:style-name="P12"/>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In VDMJ, each of the two traces (test1 and test2) causes a public operation to be defined in the class with the same name; calling these operations causes the trace definitions to be executed.</text:p>
      <text:p text:style-name="P21">If this specification is loaded into the VDMJ interpreter, the following output is produced:</text:p>
      <text:p text:style-name="P12"/>
      <text:p text:style-name="P13">&gt; p new Tester().test1()</text:p>
      <text:p text:style-name="Preformatted_20_Text">Test 1 = obj.op1()</text:p>
      <text:p text:style-name="Preformatted_20_Text">Result = [1, PASSED]</text:p>
      <text:p text:style-name="Preformatted_20_Text">= ()</text:p>
      <text:p text:style-name="Preformatted_20_Text">Executed in 0.016 secs.</text:p>
      <text:p text:style-name="Preformatted_20_Text"/>
      <text:p text:style-name="P11">&gt; p new Tester().test2()</text:p>
      <text:p text:style-name="Preformatted_20_Text">Test 1 = obj.op1(); obj.op1(); obj.op1()</text:p>
      <text:p text:style-name="Preformatted_20_Text">Result = [1, 2, 3, PASSED]</text:p>
      <text:p text:style-name="Preformatted_20_Text">= ()</text:p>
      <text:p text:style-name="Preformatted_20_Text">Executed in 0.0 secs.</text:p>
      <text:p text:style-name="Preformatted_20_Text"/>
      <text:p text:style-name="Preformatted_20_Text"/>
      <text:p text:style-name="Text_20_body">Each operation first prints out the sequences of calls they will make. Both traces only produce one test sequence so they are both called "Test 1", but there can be several (see below). Then each test sequence is executed, printing out a sequence of results from the operation step, followed by a <text:span text:style-name="T1">verdict </text:span><text:soft-page-break/><text:span text:style-name="T2">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2"/>
      <text:p text:style-name="Preformatted_20_Text"><text:span text:style-name="T2"><text:tab/>test2: obj.op1()</text:span><text:span text:style-name="T3">{1,5}</text:span></text:p>
      <text:p text:style-name="P12"/>
      <text:p text:style-name="P12"/>
      <text:p text:style-name="P21">That indicates that the op1 call is to be made once, then twice, then three times and so on, up to five times – ie. this single trace specification actually describes five separate tests:</text:p>
      <text:p text:style-name="P12"/>
      <text:p text:style-name="P13">&gt; p new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ve one more op1 call than the previous.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0"><text:tab/><text:tab/>let x in set {1,...,10} be <text:span text:style-name="T4">st</text:span> x <text:span text:style-name="T4">mod</text:span> 2 = 0 in</text:p>
      <text:p text:style-name="Preformatted_20_Text"><text:tab/><text:tab/><text:tab/>let y = x + 1 in</text:p>
      <text:p text:style-name="P20"><text:tab/><text:tab/><text:tab/><text:tab/>(<text:span text:style-name="T4">obj</text:span>.op1(); <text:span text:style-name="T4">obj</text:span>.op2(x,y){1,2} | <text:span text:style-name="T4">obj</text:span>.op1())</text:p>
      <text:p text:style-name="P20"/>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xt:soft-page-break/>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7">Executed in 0.032 secs.</text:p>
      <text:p text:style-name="P17"/>
      <text:p text:style-name="P1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0"><text:tab/>public op2: <text:span text:style-name="T4">int</text:span> * <text:span text:style-name="T4">int</text:span> ==&gt; <text:span text:style-name="T4">int</text:span></text:p>
      <text:p text:style-name="P20"><text:tab/><text:tab/>op2(x, y) == ( total := total + x + y; return total; )</text:p>
      <text:p text:style-name="P20"><text:tab/><text:tab/>post total &lt; 10;</text:p>
      <text:p text:style-name="Preformatted_20_Text">...</text:p>
      <text:p text:style-name="Preformatted_20_Text"/>
      <text:p text:style-name="P11">&gt; p new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7">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7">FAILED</text:span>]</text:p>
      <text:p text:style-name="Preformatted_20_Text">Test 5 = obj.Tested`op1(); obj.Tested`op2(4, 5); obj.Tested`op2(4, 5)</text:p>
      <text:p text:style-name="Preformatted_20_Text">Test 5 <text:span text:style-name="T7">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4261844"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1">$ java -jar vdmj-1.0.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1">$ java -jar vdmj-1.0.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1">$ java -jar vdmj-1.0.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1">$ java -jar vdmj-1.0.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7">&gt; </text:p>
      <text:p text:style-name="Preformatted_20_Text"/>
      <text:p text:style-name="Text_20_body">Appendix B lists the character set names that may be used with -c or -t.</text:p>
      <text:list xml:id="list34279163"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2">example used in section 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1">Note that it can be very CPU intensive:</text:p>
      <text:p text:style-name="P19"/>
      <text:p text:style-name="P12">&gt; p main(5, 100)</text:p>
      <text:p text:style-name="Preformatted_20_Text">= [&lt;FIRST&gt;, &lt;SAME&gt;, &lt;FIRST&gt;, &lt;BEST&gt;, &lt;FIRST&gt;]</text:p>
      <text:p text:style-name="Preformatted_20_Text">Executed in 34.344 secs. </text:p>
      <text:p text:style-name="P17">&gt;</text:p>
      <text:p text:style-name="P17"/>
      <text:p text:style-name="P17"/>
      <text:p text:style-name="P15">module M</text:p>
      <text:p text:style-name="Preformatted_20_Text">exports all</text:p>
      <text:p text:style-name="Preformatted_20_Text">definitions</text:p>
      <text:p text:style-name="Preformatted_20_Text">types</text:p>
      <text:p text:style-name="Preformatted_20_Text"/>
      <text:p text:style-name="Preformatted_20_Text">Quadrant = seq of M</text:p>
      <text:p text:style-name="Preformatted_20_Text">-- inv Q == forall a in set elems Q &amp;</text:p>
      <text:p text:style-name="Preformatted_20_Text">--<text:tab/><text:tab/><text:tab/>(not exists b in set elems Q \ {a} &amp;</text:p>
      <text:p text:style-name="Preformatted_20_Text">--<text:tab/><text:tab/><text:tab/><text:tab/>(b.start &gt;= a.start and b.start &lt;= a.stop) or</text:p>
      <text:p text:style-name="Preformatted_20_Text">--<text:tab/><text:tab/><text:tab/><text:tab/>(b.stop <text:s/>&gt;= a.start and b.stop <text:s/>&lt;= a.stop))</text:p>
      <text:p text:style-name="Preformatted_20_Text">;</text:p>
      <text:p text:style-name="Preformatted_20_Text"/>
      <text:p text:style-name="Preformatted_20_Text">M ::</text:p>
      <text:p text:style-name="Preformatted_20_Text"><text:tab/>type:<text:tab/><text:tab/>&lt;USED&gt; | &lt;FREE&gt;</text:p>
      <text:p text:style-name="Preformatted_20_Text"><text:tab/>start:<text:tab/>nat</text:p>
      <text:p text:style-name="Preformatted_20_Text"><text:tab/>stop:<text:tab/><text:tab/>nat</text:p>
      <text:p text:style-name="Preformatted_20_Text">inv mk_M(-, a, b) == (b &gt;= a)</text:p>
      <text:p text:style-name="Preformatted_20_Text"/>
      <text:p text:style-name="Preformatted_20_Text"/>
      <text:p text:style-name="Preformatted_20_Text">state Memory of</text:p>
      <text:p text:style-name="Preformatted_20_Text"><text:tab/>rseed: int</text:p>
      <text:p text:style-name="Preformatted_20_Text"><text:tab/>Q3: Quadrant</text:p>
      <text:p text:style-name="Preformatted_20_Text"><text:tab/>Q4: Quadrant</text:p>
      <text:p text:style-name="Preformatted_20_Text"/>
      <text:p text:style-name="Preformatted_20_Text">inv mk_Memory(-, q3, q4) == len q3 &gt; 0 and len q4 &gt; 0</text:p>
      <text:p text:style-name="Preformatted_20_Text"/>
      <text:p text:style-name="Preformatted_20_Text">init q == q = mk_Memory(</text:p>
      <text:p text:style-name="Preformatted_20_Text"><text:tab/><text:tab/>87654321,</text:p>
      <text:p text:style-name="Preformatted_20_Text"><text:tab/><text:tab/>[mk_M(&lt;FREE&gt;, 0, MAXMEM-1)],</text:p>
      <text:p text:style-name="Preformatted_20_Text"><text:tab/><text:tab/>[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sizeof: M -&gt; nat1</text:p>
      <text:p text:style-name="Preformatted_20_Text"><text:tab/>sizeof(m) == m.stop - m.start + 1;</text:p>
      <text:p text:style-name="Preformatted_20_Text"/>
      <text:p text:style-name="Preformatted_20_Text">least: nat1 * nat1 -&gt; nat1</text:p>
      <text:p text:style-name="Preformatted_20_Text"><text:tab/>least(a, b) == if a &lt; b then a else b;</text:p>
      <text:p text:style-name="Preformatted_20_Text"><text:tab/></text:p>
      <text:p text:style-name="Preformatted_20_Text">spacefor: nat1 * Quadrant -&gt; nat1</text:p>
      <text:p text:style-name="Preformatted_20_Text">spacefor(size, Q) ==</text:p>
      <text:p text:style-name="Preformatted_20_Text"><text:soft-page-break/><text:tab/>cases Q:</text:p>
      <text:p text:style-name="Preformatted_20_Text"><text:tab/><text:tab/>[] -&gt; MAXMEM + 1,</text:p>
      <text:p text:style-name="Preformatted_20_Text"><text:tab/><text:tab/>[h] ^ tail -&gt;</text:p>
      <text:p text:style-name="Preformatted_20_Text"><text:tab/><text:tab/><text:tab/>if h.type = &lt;FREE&gt; and sizeof(h) &gt;= size</text:p>
      <text:p text:style-name="Preformatted_20_Text"><text:tab/><text:tab/><text:tab/>then sizeof(h) else spacefor(size, tail)</text:p>
      <text:p text:style-name="Preformatted_20_Text"><text:tab/>end;</text:p>
      <text:p text:style-name="Preformatted_20_Text"><text:tab/></text:p>
      <text:p text:style-name="Preformatted_20_Text">bestfit: nat1 * Quadrant -&gt; nat1</text:p>
      <text:p text:style-name="Preformatted_20_Text">bestfit(size, Q) ==</text:p>
      <text:p text:style-name="Preformatted_20_Text"><text:tab/>cases Q:</text:p>
      <text:p text:style-name="Preformatted_20_Text"><text:tab/><text:tab/>[] -&gt; MAXMEM + 1,<text:tab/>-- as we're looking for the smallest</text:p>
      <text:p text:style-name="Preformatted_20_Text"><text:tab/><text:tab/>[h] ^ tail -&gt;</text:p>
      <text:p text:style-name="Preformatted_20_Text"><text:tab/><text:tab/><text:tab/>if h.type = &lt;FREE&gt; and sizeof(h) &gt;= size</text:p>
      <text:p text:style-name="Preformatted_20_Text"><text:tab/><text:tab/><text:tab/>then least(sizeof(h), bestfit(size, tail))</text:p>
      <text:p text:style-name="Preformatted_20_Text"><text:tab/><text:tab/><text:tab/>else bestfit(size, tail)</text:p>
      <text:p text:style-name="Preformatted_20_Text"><text:tab/>end;</text:p>
      <text:p text:style-name="Preformatted_20_Text"><text:tab/></text:p>
      <text:p text:style-name="Preformatted_20_Text">add: nat1 * nat1 * Quadrant -&gt; Quadrant</text:p>
      <text:p text:style-name="Preformatted_20_Text">add(size, hole, Q) ==</text:p>
      <text:p text:style-name="Preformatted_20_Text"><text:tab/>cases Q:</text:p>
      <text:p text:style-name="Preformatted_20_Text"><text:tab/><text:tab/>[h] ^ tail -&gt;</text:p>
      <text:p text:style-name="Preformatted_20_Text"><text:tab/><text:tab/><text:tab/>if h.type = &lt;FREE&gt; and sizeof(h) = hole then</text:p>
      <text:p text:style-name="Preformatted_20_Text"><text:tab/><text:tab/><text:tab/><text:tab/>if hole = size then</text:p>
      <text:p text:style-name="Preformatted_20_Text"><text:tab/><text:tab/><text:tab/><text:tab/><text:tab/>[mk_M(&lt;USED&gt;, h.start, h.stop)] ^ tail</text:p>
      <text:p text:style-name="Preformatted_20_Text"><text:tab/><text:tab/><text:tab/><text:tab/>else</text:p>
      <text:p text:style-name="Preformatted_20_Text"><text:tab/><text:tab/><text:tab/> <text:tab/><text:tab/>[mk_M(&lt;USED&gt;, h.start, h.start + size - 1),</text:p>
      <text:p text:style-name="Preformatted_20_Text"><text:tab/><text:tab/><text:tab/> <text:tab/><text:tab/> mk_M(&lt;FREE&gt;, h.start + size, h.stop)] ^ tail</text:p>
      <text:p text:style-name="Preformatted_20_Text"><text:tab/><text:tab/><text:tab/>else</text:p>
      <text:p text:style-name="Preformatted_20_Text"><text:tab/><text:tab/><text:tab/><text:tab/>[h] ^ add(size, hole, tail),</text:p>
      <text:p text:style-name="Preformatted_20_Text"><text:tab/><text:tab/><text:tab/> </text:p>
      <text:p text:style-name="Preformatted_20_Text"><text:tab/><text:tab/>others -&gt; Q</text:p>
      <text:p text:style-name="Preformatted_20_Text"><text:tab/>end</text:p>
      <text:p text:style-name="Preformatted_20_Text"><text:tab/>pre hole &gt;= size;</text:p>
      <text:p text:style-name="Preformatted_20_Text"><text:tab/></text:p>
      <text:p text:style-name="Preformatted_20_Text">combine: Quadrant -&gt; Quadrant</text:p>
      <text:p text:style-name="Preformatted_20_Text">combine(Q) ==</text:p>
      <text:p text:style-name="Preformatted_20_Text"><text:tab/>cases Q:</text:p>
      <text:p text:style-name="Preformatted_20_Text"><text:tab/><text:tab/>[h1, h2] ^ tail -&gt;</text:p>
      <text:p text:style-name="Preformatted_20_Text"><text:tab/><text:tab/><text:tab/>if h1.type = &lt;FREE&gt; and h2.type = &lt;FREE&gt;</text:p>
      <text:p text:style-name="Preformatted_20_Text"><text:tab/><text:tab/><text:tab/>then combine([mk_M(&lt;FREE&gt;, h1.start, h2.stop)] ^ tail)</text:p>
      <text:p text:style-name="Preformatted_20_Text"><text:tab/><text:tab/><text:tab/>else [h1] ^ combine(tl Q),</text:p>
      <text:p text:style-name="Preformatted_20_Text"><text:tab/><text:tab/>others -&gt; Q </text:p>
      <text:p text:style-name="Preformatted_20_Text"><text:tab/>end;</text:p>
      <text:p text:style-name="Preformatted_20_Text"/>
      <text:p text:style-name="Preformatted_20_Text">delete: M * Quadrant -&gt; Quadrant</text:p>
      <text:p text:style-name="Preformatted_20_Text">delete(item, Q) ==</text:p>
      <text:p text:style-name="Preformatted_20_Text"><text:tab/>if hd Q = item</text:p>
      <text:p text:style-name="Preformatted_20_Text"><text:tab/>then</text:p>
      <text:p text:style-name="Preformatted_20_Text"><text:tab/><text:tab/>combine([mk_M(&lt;FREE&gt;, item.start, item.stop)] ^ tl Q)</text:p>
      <text:p text:style-name="Preformatted_20_Text"><text:tab/>else</text:p>
      <text:p text:style-name="Preformatted_20_Text"><text:tab/><text:tab/>[hd Q] ^ delete(item, tl Q);</text:p>
      <text:p text:style-name="Preformatted_20_Text"/>
      <text:p text:style-name="Preformatted_20_Text">fragments: Quadrant -&gt; nat</text:p>
      <text:p text:style-name="Preformatted_20_Text">fragments(Q) ==</text:p>
      <text:p text:style-name="Preformatted_20_Text"><text:tab/>card {x | x in set elems Q &amp; x.type = &lt;FREE&gt;} - 1;</text:p>
      <text:p text:style-name="Preformatted_20_Text"/>
      <text:p text:style-name="Preformatted_20_Text">operations</text:p>
      <text:p text:style-name="Preformatted_20_Text"/>
      <text:p text:style-name="Preformatted_20_Text">seed: nat1 ==&gt; ()</text:p>
      <text:p text:style-name="Preformatted_20_Text"><text:tab/>seed(n) == rseed := n;</text:p>
      <text:p text:style-name="Preformatted_20_Text"><text:tab/></text:p>
      <text:p text:style-name="Preformatted_20_Text">inc: () ==&gt; ()</text:p>
      <text:p text:style-name="Preformatted_20_Text"><text:tab/>inc() ==</text:p>
      <text:p text:style-name="Preformatted_20_Text"><text:tab/><text:tab/>for i = 1 to rseed mod 7 + 3 do</text:p>
      <text:p text:style-name="Preformatted_20_Text"><text:tab/><text:tab/><text:tab/>rseed := (rseed * 69069 + 5) mod 4294967296;</text:p>
      <text:p text:style-name="Preformatted_20_Text"/>
      <text:p text:style-name="Preformatted_20_Text"><text:soft-page-break/>rand: nat1 ==&gt; nat1</text:p>
      <text:p text:style-name="Preformatted_20_Text">rand(n) ==</text:p>
      <text:p text:style-name="Preformatted_20_Text">(</text:p>
      <text:p text:style-name="Preformatted_20_Text"><text:tab/>inc();</text:p>
      <text:p text:style-name="Preformatted_20_Text"><text:tab/>return rseed mod n + 1;</text:p>
      <text:p text:style-name="Preformatted_20_Text">);</text:p>
      <text:p text:style-name="Preformatted_20_Text"/>
      <text:p text:style-name="Preformatted_20_Text">FirstFit: nat1 ==&gt; bool</text:p>
      <text:p text:style-name="Preformatted_20_Text">FirstFit(size) ==</text:p>
      <text:p text:style-name="Preformatted_20_Text">(</text:p>
      <text:p text:style-name="Preformatted_20_Text"><text:tab/>let q4 = spacefor(size, Q4) in</text:p>
      <text:p text:style-name="Preformatted_20_Text"><text:tab/><text:tab/>if q4 &lt;= MAXMEM</text:p>
      <text:p text:style-name="Preformatted_20_Text"><text:tab/><text:tab/>then Q4 := add(size, q4, Q4)</text:p>
      <text:p text:style-name="Preformatted_20_Text"><text:tab/><text:tab/>else let q3 = spacefor(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BestFit: nat1 ==&gt; bool</text:p>
      <text:p text:style-name="Preformatted_20_Text">BestFit(size) ==</text:p>
      <text:p text:style-name="Preformatted_20_Text">(</text:p>
      <text:p text:style-name="Preformatted_20_Text"><text:tab/>let q4 = bestfit(size, Q4) in</text:p>
      <text:p text:style-name="Preformatted_20_Text"><text:tab/><text:tab/>if q4 &lt;= MAXMEM</text:p>
      <text:p text:style-name="Preformatted_20_Text"><text:tab/><text:tab/>then Q4 := add(size, q4, Q4)</text:p>
      <text:p text:style-name="Preformatted_20_Text"><text:tab/><text:tab/>else let q3 = bestfit(size, Q3) in</text:p>
      <text:p text:style-name="Preformatted_20_Text"><text:tab/><text:tab/><text:tab/>if q3 &lt;= MAXMEM</text:p>
      <text:p text:style-name="Preformatted_20_Text"><text:tab/><text:tab/><text:tab/>then Q3 := add(size, q3, Q3)</text:p>
      <text:p text:style-name="Preformatted_20_Text"><text:tab/><text:tab/><text:tab/>else return false;</text:p>
      <text:p text:style-name="Preformatted_20_Text"><text:tab/><text:tab/><text:tab/></text:p>
      <text:p text:style-name="Preformatted_20_Text"><text:tab/>return true;</text:p>
      <text:p text:style-name="Preformatted_20_Text">);</text:p>
      <text:p text:style-name="Preformatted_20_Text"/>
      <text:p text:style-name="Preformatted_20_Text">Reset: () ==&gt; ()</text:p>
      <text:p text:style-name="Preformatted_20_Text">Reset() ==</text:p>
      <text:p text:style-name="Preformatted_20_Text">(</text:p>
      <text:p text:style-name="Preformatted_20_Text"><text:tab/>Q3 := [mk_M(&lt;FREE&gt;, 0, MAXMEM-1)];</text:p>
      <text:p text:style-name="Preformatted_20_Text"><text:tab/>Q4 := [mk_M(&lt;FREE&gt;, 0, MAXMEM-1)];</text:p>
      <text:p text:style-name="Preformatted_20_Text">);</text:p>
      <text:p text:style-name="Preformatted_20_Text"/>
      <text:p text:style-name="Preformatted_20_Text">DeleteOne: () ==&gt; ()</text:p>
      <text:p text:style-name="Preformatted_20_Text">DeleteOne() ==</text:p>
      <text:p text:style-name="Preformatted_20_Text">(</text:p>
      <text:p text:style-name="Preformatted_20_Text"><text:tab/>if rand(2) = 1</text:p>
      <text:p text:style-name="Preformatted_20_Text"><text:tab/>then</text:p>
      <text:p text:style-name="Preformatted_20_Text"><text:tab/><text:tab/>let i = rand(len Q3) in</text:p>
      <text:p text:style-name="Preformatted_20_Text"><text:tab/><text:tab/><text:tab/>if Q3(i).type = &lt;USED&gt;</text:p>
      <text:p text:style-name="Preformatted_20_Text"><text:tab/><text:tab/><text:tab/>then Q3 := delete(Q3(i), Q3)</text:p>
      <text:p text:style-name="Preformatted_20_Text"><text:tab/><text:tab/><text:tab/>else DeleteOne()</text:p>
      <text:p text:style-name="Preformatted_20_Text"><text:tab/>else</text:p>
      <text:p text:style-name="Preformatted_20_Text"><text:tab/><text:tab/>let i = rand(len Q4) in</text:p>
      <text:p text:style-name="Preformatted_20_Text"><text:tab/><text:tab/><text:tab/>if Q4(i).type = &lt;USED&gt;</text:p>
      <text:p text:style-name="Preformatted_20_Text"><text:tab/><text:tab/><text:tab/>then Q4 := delete(Q4(i), Q4)</text:p>
      <text:p text:style-name="Preformatted_20_Text"><text:tab/><text:tab/><text:tab/>else DeleteOne()</text:p>
      <text:p text:style-name="Preformatted_20_Text">)</text:p>
      <text:p text:style-name="Preformatted_20_Text">pre (exists m in set elems Q3 &amp; m.type = &lt;USED&gt;) or</text:p>
      <text:p text:style-name="Preformatted_20_Text"><text:tab/>(exists m in set elems Q4 &amp; m.type = &lt;USED&gt;);</text:p>
      <text:p text:style-name="Preformatted_20_Text"/>
      <text:p text:style-name="Preformatted_20_Text">TryFirst: nat ==&gt; nat</text:p>
      <text:p text:style-name="Preformatted_20_Text">TryFirst(loops) ==</text:p>
      <text:p text:style-name="Preformatted_20_Text">(</text:p>
      <text:p text:style-name="Preformatted_20_Text"><text:tab/>dcl count:int := 0;</text:p>
      <text:p text:style-name="Preformatted_20_Text"><text:tab/></text:p>
      <text:p text:style-name="Preformatted_20_Text"><text:tab/>while count &lt; loops and FirstFit(rand(CHUNK)) do</text:p>
      <text:p text:style-name="Preformatted_20_Text"><text:soft-page-break/><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TryBest: nat ==&gt; nat</text:p>
      <text:p text:style-name="Preformatted_20_Text">TryBest(loops) ==</text:p>
      <text:p text:style-name="Preformatted_20_Text">(</text:p>
      <text:p text:style-name="Preformatted_20_Text"><text:tab/>dcl count:int := 0;</text:p>
      <text:p text:style-name="Preformatted_20_Text"><text:tab/></text:p>
      <text:p text:style-name="Preformatted_20_Text"><text:tab/>while count &lt; loops and BestFit(rand(CHUNK)) do</text:p>
      <text:p text:style-name="Preformatted_20_Text"><text:tab/>(</text:p>
      <text:p text:style-name="Preformatted_20_Text"><text:tab/><text:tab/>if count &gt; 50 then DeleteOne();</text:p>
      <text:p text:style-name="Preformatted_20_Text"><text:tab/><text:tab/>count := count + 1;</text:p>
      <text:p text:style-name="Preformatted_20_Text"><text:tab/>);</text:p>
      <text:p text:style-name="Preformatted_20_Text"><text:tab/></text:p>
      <text:p text:style-name="Preformatted_20_Text"><text:tab/>-- return count;</text:p>
      <text:p text:style-name="Preformatted_20_Text"><text:tab/>return fragments(Q3) + fragments(Q4);</text:p>
      <text:p text:style-name="Preformatted_20_Text">);</text:p>
      <text:p text:style-name="Preformatted_20_Text"/>
      <text:p text:style-name="Preformatted_20_Text">main: nat1 * nat1 ==&gt; seq of (&lt;BEST&gt; | &lt;FIRST&gt; | &lt;SAME&gt;)</text:p>
      <text:p text:style-name="Preformatted_20_Text">main(tries, loops) ==</text:p>
      <text:p text:style-name="Preformatted_20_Text">(</text:p>
      <text:p text:style-name="Preformatted_20_Text"><text:tab/>dcl result: seq of (&lt;BEST&gt; | &lt;FIRST&gt; | &lt;SAME&gt;) := [];</text:p>
      <text:p text:style-name="Preformatted_20_Text"><text:tab/></text:p>
      <text:p text:style-name="Preformatted_20_Text"><text:tab/>for i = 1 to tries do</text:p>
      <text:p text:style-name="Preformatted_20_Text"><text:tab/>(</text:p>
      <text:p text:style-name="Preformatted_20_Text"><text:tab/><text:tab/>dcl best:int, first:int;</text:p>
      <text:p text:style-name="Preformatted_20_Text"><text:tab/><text:tab/></text:p>
      <text:p text:style-name="Preformatted_20_Text"><text:tab/><text:tab/>Reset();</text:p>
      <text:p text:style-name="Preformatted_20_Text"><text:tab/><text:tab/>seed(i);</text:p>
      <text:p text:style-name="Preformatted_20_Text"><text:tab/><text:tab/>best := TryBest(loops);</text:p>
      <text:p text:style-name="Preformatted_20_Text"><text:tab/><text:tab/></text:p>
      <text:p text:style-name="Preformatted_20_Text"><text:tab/><text:tab/>Reset();</text:p>
      <text:p text:style-name="Preformatted_20_Text"><text:tab/><text:tab/>seed(i);</text:p>
      <text:p text:style-name="Preformatted_20_Text"><text:tab/><text:tab/>first := TryFirst(loops);</text:p>
      <text:p text:style-name="Preformatted_20_Text"><text:tab/><text:tab/></text:p>
      <text:p text:style-name="Preformatted_20_Text"><text:tab/><text:tab/>if best = first</text:p>
      <text:p text:style-name="Preformatted_20_Text"><text:tab/><text:tab/>then result := result ^ [&lt;SAME&gt;]</text:p>
      <text:p text:style-name="Preformatted_20_Text"><text:tab/><text:tab/>else if best &gt; first </text:p>
      <text:p text:style-name="Preformatted_20_Text"><text:tab/><text:tab/><text:tab/>then result := result ^ [&lt;BEST&gt;]</text:p>
      <text:p text:style-name="Preformatted_20_Text"><text:tab/><text:tab/><text:tab/>else result := result ^ [&lt;FIRST&gt;];</text:p>
      <text:p text:style-name="Preformatted_20_Text"><text:tab/>);</text:p>
      <text:p text:style-name="Preformatted_20_Text"><text:tab/><text:tab/></text:p>
      <text:p text:style-name="Preformatted_20_Text"><text:tab/>return result;</text:p>
      <text:p text:style-name="Preformatted_20_Text">)</text:p>
      <text:p text:style-name="Preformatted_20_Text"/>
      <text:p text:style-name="Preformatted_20_Text">end M</text:p>
      <text:p text:style-name="P15"/>
      <text:list xml:id="list34288443"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Header">
      <style:paragraph-properties>
        <style:tab-stops>
          <style:tab-stop style:position="3.5811in" style:type="center"/>
          <style:tab-stop style:position="7.2272in" style:type="right"/>
        </style:tab-stops>
      </style:paragraph-properties>
    </style:style>
    <style:style style:name="MP8" style:family="paragraph" style:parent-style-name="Standard">
      <style:text-properties fo:font-size="6pt" style:font-size-asian="6pt" style:font-size-complex="6pt"/>
    </style:style>
    <style:style style:name="MP9"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User Guide</text:p>
            </table:table-cell>
            <table:table-cell office:value-type="string">
              <text:p text:style-name="MP2"/>
            </table:table-cell>
            <table:table-cell office:value-type="string">
              <text:p text:style-name="MP3">Date: <text:modification-date style:data-style-name="N37">17/09/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8</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17</text:page-number> of <text:page-count style:num-format="1">32</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7">Fujitsu Services</text:p>
              <text:p text:style-name="MP1">Telecoms</text:p>
            </table:table-cell>
            <table:table-cell office:value-type="string">
              <text:p text:style-name="MP2">COMPANY CONFIDENTIAL</text:p>
            </table:table-cell>
            <table:table-cell office:value-type="string">
              <text:p text:style-name="MP3">Date: <text:modification-date style:data-style-name="N30">17/09/09</text:modification-date></text:p>
              <text:p text:style-name="MP4"/>
            </table:table-cell>
          </table:table-row>
        </table:table>
        <text:p text:style-name="MP8"/>
      </style:header>
      <style:header-left>
        <text:p text:style-name="Header_20_left"/>
      </style:header-left>
      <style:footer>
        <text:p text:style-name="MP9">Copyright © <text:s/>Fujitsu Services, 20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 User Guide</dc:title>
    <dc:description>The User Guide for VDMJ.</dc:description>
    <meta:editing-cycles>64</meta:editing-cycles>
    <meta:editing-duration>PT12H27M11S</meta:editing-duration>
    <dc:date>2009-09-17T14:16:52.42</dc:date>
    <dc:creator>Nick Battle</dc:creator>
    <meta:keyword>VDMJ</meta:keyword>
    <dc:subject>VDMJ</dc:subject>
    <meta:document-statistic meta:table-count="5" meta:image-count="0" meta:object-count="0" meta:page-count="32" meta:paragraph-count="1257" meta:word-count="10662" meta:character-count="62261"/>
    <meta:user-defined meta:name="Info 1">0.8</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8-11-04T11:08:34"/>
  </office:meta>
</office:document-meta>
</file>